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9" manifest:media-type=""/>
  <manifest:file-entry manifest:full-path="ObjectReplacements/Object 1" manifest:media-type=""/>
  <manifest:file-entry manifest:full-path="ObjectReplacements/Object 10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000000009460000014519AB7C80.jpg" manifest:media-type="image/jpeg"/>
  <manifest:file-entry manifest:full-path="Pictures/1000000000000946000001459BC93E8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Mangal2" svg:font-family="Mangal"/>
    <style:font-face style:name="Bitstream Vera Sans5" svg:font-family="'Bitstream Vera Sans'" style:font-family-generic="roman"/>
    <style:font-face style:name="Liberation Sans2" svg:font-family="'Liberation Sans'" style:font-family-generic="roman"/>
    <style:font-face style:name="Liberation Serif3" svg:font-family="'Liberation Serif'" style:font-family-generic="roman"/>
    <style:font-face style:name="Times New Roman2" svg:font-family="'Times New Roman'" style:font-family-generic="roman"/>
    <style:font-face style:name="Bitstream Vera Sans" svg:font-family="'Bitstream Vera Sans'" style:font-family-generic="swiss"/>
    <style:font-face style:name="Bitstream Vera Sans6" svg:font-family="'Bitstream Vera Sans'" style:font-adornments="Roman" style:font-family-generic="swiss"/>
    <style:font-face style:name="Britannic Bold1" svg:font-family="'Britannic Bold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que" style:font-family-generic="roman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paragraph-rsid="001629d8"/>
    </style:style>
    <style:style style:name="P2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margin-left="-0.499cm" fo:margin-right="1.101cm" fo:text-align="start" style:justify-single-word="false" fo:text-indent="0cm" style:auto-text-indent="false"/>
      <style:text-properties fo:font-variant="small-caps" fo:color="#93117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paragraph-properties fo:margin-left="-0.499cm" fo:margin-right="1cm" fo:text-align="end" style:justify-single-word="false" fo:text-indent="0cm" style:auto-text-indent="false"/>
      <style:text-properties fo:font-variant="small-caps" fo:color="#93117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Act_5f_T1">
      <style:text-properties officeooo:paragraph-rsid="008862f3"/>
    </style:style>
    <style:style style:name="P6" style:family="paragraph" style:parent-style-name="Act_5f_T1">
      <style:text-properties officeooo:paragraph-rsid="008f2e39"/>
    </style:style>
    <style:style style:name="P7" style:family="paragraph" style:parent-style-name="_5f_Paragraphe_20_d_27_activités">
      <style:text-properties officeooo:paragraph-rsid="0087210d"/>
    </style:style>
    <style:style style:name="P8" style:family="paragraph" style:parent-style-name="Act_5f_T1">
      <style:paragraph-properties fo:margin-top="0cm" fo:margin-bottom="0.3cm" loext:contextual-spacing="false" fo:break-before="page"/>
      <style:text-properties officeooo:paragraph-rsid="008862f3"/>
    </style:style>
    <style:style style:name="P9" style:family="paragraph" style:parent-style-name="Act_5f_T1">
      <style:paragraph-properties fo:margin-top="0.499cm" fo:margin-bottom="0.3cm" loext:contextual-spacing="false"/>
      <style:text-properties officeooo:paragraph-rsid="008862f3"/>
    </style:style>
    <style:style style:name="P10" style:family="paragraph" style:parent-style-name="Act_5f_Text" style:master-page-name="">
      <loext:graphic-properties draw:fill="none" draw:fill-image-width="0cm" draw:fill-image-height="0cm"/>
      <style:paragraph-properties fo:margin-left="0.4cm" fo:margin-right="2cm" fo:margin-top="0cm" fo:margin-bottom="0cm" loext:contextual-spacing="false" fo:text-indent="0cm" style:auto-text-indent="false" style:page-number="auto" fo:padding="0cm" fo:border="none" style:shadow="none">
        <style:tab-stops/>
      </style:paragraph-properties>
    </style:style>
    <style:style style:name="P11" style:family="paragraph" style:parent-style-name="Standard" style:list-style-name="_5f_Numérotation_20_d_27_activités"/>
    <style:style style:name="P12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Act_5f_T1" style:master-page-name="Standard">
      <style:paragraph-properties style:page-number="auto"/>
    </style:style>
    <style:style style:name="P14" style:family="paragraph" style:parent-style-name="Act_5f_T1" style:master-page-name="Left_20_Page">
      <style:paragraph-properties fo:margin-top="0cm" fo:margin-bottom="0.3cm" loext:contextual-spacing="false" style:page-number="228"/>
    </style:style>
    <style:style style:name="P15" style:family="paragraph" style:parent-style-name="Act_5f_Question" style:list-style-name="Act_5f_question">
      <style:text-properties officeooo:paragraph-rsid="008e08ff"/>
    </style:style>
    <style:style style:name="P16" style:family="paragraph" style:parent-style-name="Act_5f_Question" style:list-style-name="Act_5f_question" style:master-page-name="">
      <loext:graphic-properties draw:fill="none" draw:fill-image-width="0cm" draw:fill-image-height="0cm"/>
      <style:paragraph-properties fo:margin-left="0.85cm" fo:margin-right="0cm" fo:margin-top="0.199cm" fo:margin-bottom="0cm" loext:contextual-spacing="false" fo:text-indent="-0.45cm" style:auto-text-indent="false" style:page-number="auto" fo:padding="0cm" fo:border="none" style:shadow="none">
        <style:tab-stops/>
      </style:paragraph-properties>
    </style:style>
    <style:style style:name="P17" style:family="paragraph" style:parent-style-name="Act_5f_Question" style:list-style-name="Act_5f_question" style:master-page-name="">
      <loext:graphic-properties draw:fill="none" draw:fill-image-width="0cm" draw:fill-image-height="0cm"/>
      <style:paragraph-properties fo:margin-left="0.9cm" fo:margin-right="0.3cm" fo:margin-top="0.499cm" fo:margin-bottom="0cm" loext:contextual-spacing="false" fo:text-indent="-0.499cm" style:auto-text-indent="false" style:page-number="auto" fo:padding="0cm" fo:border="none" style:shadow="none">
        <style:tab-stops/>
      </style:paragraph-properties>
    </style:style>
    <style:style style:name="P18" style:family="paragraph" style:parent-style-name="Act_5f_abc" style:list-style-name="Act_5f_abc" style:master-page-name="">
      <loext:graphic-properties draw:fill="none" draw:fill-image-width="0cm" draw:fill-image-height="0cm"/>
      <style:paragraph-properties fo:margin-left="1.3cm" fo:margin-right="2cm" fo:margin-top="0.101cm" fo:margin-bottom="0cm" loext:contextual-spacing="false" fo:text-indent="-0.45cm" style:auto-text-indent="false" style:page-number="auto" fo:padding="0cm" fo:border="none" style:shadow="none">
        <style:tab-stops/>
      </style:paragraph-properties>
    </style:style>
    <style:style style:name="P19" style:family="paragraph" style:parent-style-name="Act_5f_abc" style:list-style-name="Act_5f_abc">
      <loext:graphic-properties draw:fill="none" draw:fill-image-width="0cm" draw:fill-image-height="0cm"/>
      <style:paragraph-properties fo:margin-left="1.3cm" fo:margin-right="2cm" fo:margin-top="0.101cm" fo:margin-bottom="0cm" loext:contextual-spacing="false" fo:text-indent="-0.45cm" style:auto-text-indent="false" fo:padding="0cm" fo:border="none" style:shadow="none">
        <style:tab-stops/>
      </style:paragraph-properties>
      <style:text-properties fo:letter-spacing="normal" officeooo:paragraph-rsid="0089bc52"/>
    </style:style>
    <style:style style:name="P20" style:family="paragraph" style:parent-style-name="Act_5f_abc" style:list-style-name="Act_5f_abc">
      <loext:graphic-properties draw:fill="none" draw:fill-image-width="0cm" draw:fill-image-height="0cm"/>
      <style:paragraph-properties fo:margin-left="1.3cm" fo:margin-right="2cm" fo:margin-top="0.101cm" fo:margin-bottom="0cm" loext:contextual-spacing="false" fo:text-indent="-0.45cm" style:auto-text-indent="false" fo:padding="0cm" fo:border="none" style:shadow="none">
        <style:tab-stops/>
      </style:paragraph-properties>
    </style:style>
    <style:style style:name="P21" style:family="paragraph" style:parent-style-name="Act_5f_abc" style:list-style-name="Act_5f_abc" style:master-page-name="">
      <loext:graphic-properties draw:fill="none" draw:fill-image-width="0cm" draw:fill-image-height="0cm"/>
      <style:paragraph-properties fo:margin-left="1.3cm" fo:margin-right="2cm" fo:margin-top="0.199cm" fo:margin-bottom="0cm" loext:contextual-spacing="false" fo:text-indent="-0.45cm" style:auto-text-indent="false" style:page-number="auto" fo:padding="0cm" fo:border="none" style:shadow="none">
        <style:tab-stops/>
      </style:paragraph-properties>
    </style:style>
    <style:style style:name="P22" style:family="paragraph" style:parent-style-name="Act_5f_abc" style:list-style-name="Act_5f_abc">
      <loext:graphic-properties draw:fill="none" draw:fill-image-width="0cm" draw:fill-image-height="0cm"/>
      <style:paragraph-properties fo:margin-left="1.3cm" fo:margin-right="2cm" fo:margin-top="0.199cm" fo:margin-bottom="0cm" loext:contextual-spacing="false" fo:text-indent="-0.45cm" style:auto-text-indent="false" fo:padding="0cm" fo:border="none" style:shadow="none">
        <style:tab-stops/>
      </style:paragraph-properties>
    </style:style>
    <style:style style:name="P23" style:family="paragraph" style:parent-style-name="Act_5f_abc">
      <style:paragraph-properties fo:margin-top="0.101cm" fo:margin-bottom="0cm" loext:contextual-spacing="false"/>
    </style:style>
    <style:style style:name="P24" style:family="paragraph" style:parent-style-name="_5f_Paragraphe_20_d_27_activités" style:list-style-name="Act_5f_question" style:master-page-name="">
      <loext:graphic-properties draw:fill="none"/>
      <style:paragraph-properties fo:margin-left="0.85cm" fo:margin-right="2cm" fo:margin-top="0.3cm" fo:margin-bottom="0.199cm" loext:contextual-spacing="false" fo:text-indent="-0.4cm" style:auto-text-indent="false" style:page-number="auto" fo:padding="0cm" fo:border="none"/>
      <style:text-properties officeooo:paragraph-rsid="008f2e39"/>
    </style:style>
    <style:style style:name="P25" style:family="paragraph" style:parent-style-name="_5f_Sous_20_titre_20_d_27_activités" style:list-style-name="Act_5f_question">
      <loext:graphic-properties draw:fill="none"/>
      <style:paragraph-properties fo:margin-left="0.85cm" fo:margin-right="2cm" fo:margin-top="0.3cm" fo:margin-bottom="0cm" loext:contextual-spacing="false" fo:text-indent="-0.4cm" style:auto-text-indent="false" fo:padding="0cm" fo:border="none"/>
      <style:text-properties officeooo:paragraph-rsid="008f2e39"/>
    </style:style>
    <style:style style:name="P26" style:family="paragraph">
      <loext:graphic-properties draw:fill="solid" draw:fill-color="#b763a6"/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9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0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1" style:family="paragraph">
      <loext:graphic-properties draw:fill="gradient" draw:fill-color="#00b8ff" draw:fill-gradient-name="Gradient_20_51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2" style:family="paragraph">
      <loext:graphic-properties draw:fill="gradient" draw:fill-color="#00b8ff" draw:fill-gradient-name="Gradient_20_51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3" style:family="paragraph">
      <loext:graphic-properties draw:fill="gradient" draw:fill-color="#00b8ff" draw:fill-gradient-name="Gradient_20_5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4" style:family="paragraph">
      <loext:graphic-properties draw:fill="gradient" draw:fill-color="#00b8ff" draw:fill-gradient-name="Gradient_20_50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5" style:family="paragraph">
      <loext:graphic-properties draw:fill="gradient" draw:fill-color="#00b8ff" draw:fill-gradient-name="Gradient_20_50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6" style:family="paragraph">
      <loext:graphic-properties draw:fill="gradient" draw:fill-color="#00b8ff" draw:fill-gradient-name="Gradient_20_50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7" style:family="paragraph">
      <loext:graphic-properties draw:fill="gradient" draw:fill-color="#00b8ff" draw:fill-gradient-name="Gradient_20_51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8" style:family="paragraph">
      <loext:graphic-properties draw:fill="gradient" draw:fill-color="#00b8ff" draw:fill-gradient-name="Gradient_20_51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9" style:family="paragraph">
      <loext:graphic-properties draw:fill="gradient" draw:fill-color="#00b8ff" draw:fill-gradient-name="Gradient_20_50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solid" draw:fill-color="#d7e02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9d0f89" style:text-outline="false" style:text-line-through-style="none" style:text-line-through-type="none" style:font-name="Britannic Bold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text-align="start"/>
    </style:style>
    <style:style style:name="P52" style:family="paragraph">
      <loext:graphic-properties draw:fill="none" draw:fill-color="#ffffff"/>
      <style:text-properties fo:color="#9d0f89" style:font-name="Britannic Bold" fo:font-size="20pt" style:font-size-asian="20pt" style:font-size-complex="20pt"/>
    </style:style>
    <style:style style:name="P53" style:family="paragraph">
      <loext:graphic-properties draw:fill="solid" draw:fill-color="#d7e02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9d0f89" style:text-outline="false" style:text-line-through-style="none" style:text-line-through-type="none" style:font-name="Liberation Serif2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P54" style:family="paragraph">
      <loext:graphic-properties draw:fill-color="#9d0f89"/>
    </style:style>
    <style:style style:name="P55" style:family="paragraph">
      <loext:graphic-properties draw:fill="solid" draw:fill-color="#9d0f8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61284"/>
    </style:style>
    <style:style style:name="T2" style:family="text">
      <style:text-properties officeooo:rsid="0012cd92" style:font-name-asian="Bitstream Vera Sans6" style:font-name-complex="Bitstream Vera Sans6"/>
    </style:style>
    <style:style style:name="T3" style:family="text">
      <style:text-properties officeooo:rsid="0087eec5"/>
    </style:style>
    <style:style style:name="T4" style:family="text">
      <style:text-properties style:use-window-font-color="true" style:font-name="Bitstream Vera Sans1" fo:font-size="9pt" fo:font-style="normal" style:text-underline-style="none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use-window-font-color="true" style:font-name="Bitstream Vera Sans1" fo:font-size="9pt" fo:font-style="normal" style:text-underline-style="none" fo:font-weight="normal" officeooo:rsid="0007973d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use-window-font-color="true" style:font-name="Bitstream Vera Sans1" fo:font-size="9pt" fo:font-style="normal" style:text-underline-style="none" fo:font-weight="normal" officeooo:rsid="00087438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use-window-font-color="true" style:font-name="Bitstream Vera Sans1" fo:font-size="9pt" fo:font-style="normal" style:text-underline-style="none" fo:font-weight="normal" officeooo:rsid="001ec31c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style:use-window-font-color="true" style:font-name="Bitstream Vera Sans1" fo:font-size="9pt" fo:font-style="normal" style:text-underline-style="none" fo:font-weight="normal" officeooo:rsid="002026e6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use-window-font-color="true" style:font-name="Bitstream Vera Sans1" fo:font-size="9pt" fo:font-style="normal" style:text-underline-style="none" fo:font-weight="normal" officeooo:rsid="001f01e5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style:use-window-font-color="true" style:font-name="Bitstream Vera Sans1" fo:font-size="9pt" fo:font-style="normal" style:text-underline-style="none" fo:font-weight="normal" officeooo:rsid="0021a41d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use-window-font-color="true" style:font-name="Bitstream Vera Sans1" fo:font-size="9pt" fo:font-style="normal" style:text-underline-style="none" fo:font-weight="normal" officeooo:rsid="008c22b3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style:use-window-font-color="true" style:font-name="Bitstream Vera Sans1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3" style:family="text">
      <style:text-properties style:use-window-font-color="true" style:font-name="Bitstream Vera Sans1" fo:font-size="9pt" style:text-underline-style="none" fo:font-weight="normal" officeooo:rsid="002026e6" fo:background-color="transparent" loext:char-shading-value="0" style:font-size-asian="9pt" style:font-weight-asian="normal" style:font-size-complex="9pt" style:font-weight-complex="normal"/>
    </style:style>
    <style:style style:name="T14" style:family="text">
      <style:text-properties style:use-window-font-color="true" style:font-name="Bitstream Vera Sans1" fo:font-size="9pt" style:text-underline-style="none" fo:font-weight="normal" officeooo:rsid="00212c00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style:use-window-font-color="true" style:font-name="Bitstream Vera Sans1" fo:font-size="9pt" style:text-underline-style="none" fo:font-weight="normal" officeooo:rsid="001f01e5" fo:background-color="transparent" loext:char-shading-value="0" style:font-size-asian="9pt" style:font-weight-asian="normal" style:font-size-complex="9pt" style:font-weight-complex="normal"/>
    </style:style>
    <style:style style:name="T16" style:family="text">
      <style:text-properties style:use-window-font-color="true" style:font-name="Bitstream Vera Sans1" fo:font-size="9pt" style:text-underline-style="none" fo:font-weight="normal" officeooo:rsid="0007973d" fo:background-color="transparent" loext:char-shading-value="0" style:font-size-asian="9pt" style:font-weight-asian="normal" style:font-size-complex="9pt" style:font-weight-complex="normal"/>
    </style:style>
    <style:style style:name="T17" style:family="text">
      <style:text-properties style:use-window-font-color="true" style:font-name="Bitstream Vera Sans1" fo:font-size="9pt" style:text-underline-style="none" fo:font-weight="normal" officeooo:rsid="0021a41d" fo:background-color="transparent" loext:char-shading-value="0" style:font-size-asian="9pt" style:font-weight-asian="normal" style:font-size-complex="9pt" style:font-weight-complex="normal"/>
    </style:style>
    <style:style style:name="T18" style:family="text">
      <style:text-properties style:use-window-font-color="true" style:font-name="Bitstream Vera Sans1" fo:font-size="9pt" style:text-underline-style="none" fo:font-weight="normal" officeooo:rsid="008c22b3" fo:background-color="transparent" loext:char-shading-value="0" style:font-size-asian="9pt" style:font-weight-asian="normal" style:font-size-complex="9pt" style:font-weight-complex="normal"/>
    </style:style>
    <style:style style:name="T19" style:family="text">
      <style:text-properties style:use-window-font-color="true" style:font-name="OpenSymbol" fo:font-size="9pt" fo:font-style="normal" style:text-underline-style="none" fo:font-weight="normal" officeooo:rsid="0007973d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style:use-window-font-color="true" style:font-name="OpenSymbol" fo:font-size="9pt" style:text-underline-style="none" fo:font-weight="normal" fo:background-color="transparent" loext:char-shading-value="0" style:font-name-asian="OpenSymbol" style:font-size-asian="9pt" style:font-weight-asian="normal" style:font-name-complex="OpenSymbol" style:font-size-complex="9pt" style:font-weight-complex="normal"/>
    </style:style>
    <style:style style:name="T21" style:family="text">
      <style:text-properties style:use-window-font-color="true" style:font-name="OpenSymbo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Bitstream Vera Sans1" fo:font-size="9pt" fo:language="zxx" fo:country="none" fo:font-style="normal" fo:text-shadow="none" style:text-underline-style="none" fo:font-weight="normal" officeooo:rsid="0007973d" fo:background-color="transparent" loext:char-shading-value="0" style:font-name-asian="Times New Roman1" style:font-size-asian="9pt" style:language-asian="zxx" style:country-asian="none" style:font-style-asian="normal" style:font-weight-asian="normal" style:font-name-complex="Times New Roman1" style:font-size-complex="9pt" style:font-style-complex="normal" style:font-weight-complex="normal" style:text-emphasize="none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Bitstream Vera Sans1" fo:font-size="9pt" fo:language="zxx" fo:country="none" fo:font-style="normal" fo:text-shadow="none" style:text-underline-style="none" fo:font-weight="normal" officeooo:rsid="00087438" fo:background-color="transparent" loext:char-shading-value="0" style:font-name-asian="Times New Roman1" style:font-size-asian="9pt" style:language-asian="zxx" style:country-asian="none" style:font-style-asian="normal" style:font-weight-asian="normal" style:font-name-complex="Times New Roman1" style:font-size-complex="9pt" style:font-style-complex="normal" style:font-weight-complex="normal" style:text-emphasize="none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Bitstream Vera Sans1" fo:font-size="9pt" fo:language="zxx" fo:country="none" fo:font-style="normal" fo:text-shadow="none" style:text-underline-style="none" fo:font-weight="normal" officeooo:rsid="008c22b3" fo:background-color="transparent" loext:char-shading-value="0" style:font-name-asian="Times New Roman1" style:font-size-asian="9pt" style:language-asian="zxx" style:country-asian="none" style:font-style-asian="normal" style:font-weight-asian="normal" style:font-name-complex="Times New Roman1" style:font-size-complex="9pt" style:font-style-complex="normal" style:font-weight-complex="normal" style:text-emphasize="none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OpenSymbol" fo:font-size="9pt" fo:language="zxx" fo:country="none" fo:font-style="normal" fo:text-shadow="none" style:text-underline-style="none" fo:font-weight="normal" officeooo:rsid="0007973d" fo:background-color="transparent" loext:char-shading-value="0" style:font-name-asian="Times New Roman1" style:font-size-asian="9pt" style:language-asian="zxx" style:country-asian="none" style:font-style-asian="normal" style:font-weight-asian="normal" style:font-name-complex="Times New Roman1" style:font-size-complex="9pt" style:font-style-complex="normal" style:font-weight-complex="normal" style:text-emphasize="none" style:font-relief="none"/>
    </style:style>
    <style:style style:name="T26" style:family="text">
      <style:text-properties style:use-window-font-color="true" style:font-name="Times New Roman1" fo:font-size="11pt" fo:font-style="italic" style:text-underline-style="none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officeooo:rsid="008862f3"/>
    </style:style>
    <style:style style:name="T28" style:family="text">
      <style:text-properties fo:color="#1259bc" fo:font-weight="bold" style:font-weight-asian="bold" style:font-weight-complex="bold"/>
    </style:style>
    <style:style style:name="T29" style:family="text">
      <style:text-properties fo:color="#d3802b" fo:font-weight="bold" style:font-weight-asian="bold" style:font-weight-complex="bold"/>
    </style:style>
    <style:style style:name="T30" style:family="text">
      <style:text-properties fo:color="#ad4296" style:font-name="Bitstream Vera Sans1" fo:font-size="13pt" style:text-underline-style="none" fo:font-weight="bold" fo:background-color="transparent" loext:char-shading-value="0" style:font-size-asian="13pt" style:font-weight-asian="bold" style:font-size-complex="13pt" style:font-weight-complex="bold"/>
    </style:style>
    <style:style style:name="T31" style:family="text">
      <style:text-properties style:text-underline-style="none" officeooo:rsid="008862f3"/>
    </style:style>
    <style:style style:name="T32" style:family="text">
      <style:text-properties style:text-underline-style="none" style:font-size-complex="9pt"/>
    </style:style>
    <style:style style:name="T33" style:family="text">
      <style:text-properties fo:letter-spacing="-0.014cm"/>
    </style:style>
    <style:style style:name="T34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5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6" style:family="text">
      <style:text-properties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7" style:family="text"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8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9" style:family="text">
      <style:text-properties fo:font-variant="normal" fo:text-transform="none" fo:color="#9d0f89" style:text-outline="false" style:text-line-through-style="none" style:text-line-through-type="none" style:font-name="Liberation Serif2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9d0f89" style:text-outline="false" style:font-name="Liberation Serif1" fo:font-size="22pt" fo:letter-spacing="-0.016cm" fo:font-weight="bold" style:font-size-asian="22pt" style:font-weight-asian="bold" style:font-size-complex="22pt" style:font-weight-complex="bold"/>
    </style:style>
    <style:style style:name="fr1" style:family="graphic" style:parent-style-name="folio">
      <style:graphic-properties style:protect="position" style:vertical-pos="from-top" style:vertical-rel="paragraph" style:horizontal-pos="from-inside" style:horizontal-rel="paragraph" draw:fill-image-width="0cm" draw:fill-image-height="0cm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b763a6" style:run-through="foreground"/>
    </style:style>
    <style:style style:name="gr3" style:family="graphic">
      <style:graphic-properties draw:stroke="none" draw:fill="solid" draw:fill-color="#ffffff" style:run-through="foreground"/>
    </style:style>
    <style:style style:name="gr4" style:family="graphic">
      <style:graphic-properties fo:margin-left="0cm" fo:margin-right="1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7ed2ed" draw:textarea-horizontal-align="center" draw:textarea-vertical-align="middle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b5e087" draw:textarea-horizontal-align="center" draw:textarea-vertical-align="middle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d684bf" draw:textarea-horizontal-align="center" draw:textarea-vertical-align="middle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3cm" svg:stroke-color="#d3802b" draw:marker-start-width="0.206cm" draw:marker-start-center="false" draw:marker-end-width="0.206cm" draw:marker-end-center="false" draw:fill="gradient" draw:fill-color="#00b8ff" draw:fill-gradient-name="Gradient_20_51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3cm" svg:stroke-color="#1259bc" draw:marker-start-width="0.266cm" draw:marker-start-center="false" draw:marker-end-width="0.266cm" draw:marker-end-center="false" draw:fill="gradient" draw:fill-color="#00b8ff" draw:fill-gradient-name="Gradient_20_517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3cm" svg:stroke-color="#1259bc" draw:marker-start-width="0.266cm" draw:marker-start-center="false" draw:marker-end-width="0.266cm" draw:marker-end-center="false" draw:fill="gradient" draw:fill-color="#00b8ff" draw:fill-gradient-name="Gradient_20_500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-width="0.229cm" draw:marker-start-center="false" draw:marker-end-width="0.229cm" draw:marker-end-center="false" draw:fill="gradient" draw:fill-color="#00b8ff" draw:fill-gradient-name="Gradient_20_501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000000" draw:marker-start-width="0.229cm" draw:marker-start-center="false" draw:marker-end-width="0.229cm" draw:marker-end-center="false" draw:fill="gradient" draw:fill-color="#00b8ff" draw:fill-gradient-name="Gradient_20_502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9cm" svg:stroke-color="#000000" draw:marker-start-width="0.229cm" draw:marker-start-center="false" draw:marker-end-width="0.229cm" draw:marker-end-center="false" draw:fill="gradient" draw:fill-color="#00b8ff" draw:fill-gradient-name="Gradient_20_50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-width="0.229cm" draw:marker-start-center="false" draw:marker-end-width="0.229cm" draw:marker-end-center="false" draw:fill="gradient" draw:fill-color="#00b8ff" draw:fill-gradient-name="Gradient_20_518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-width="0.229cm" draw:marker-start-center="false" draw:marker-end-width="0.229cm" draw:marker-end-center="false" draw:fill="gradient" draw:fill-color="#00b8ff" draw:fill-gradient-name="Gradient_20_519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0000" draw:marker-start-width="0.229cm" draw:marker-start-center="false" draw:marker-end-width="0.229cm" draw:marker-end-center="false" draw:fill="gradient" draw:fill-color="#00b8ff" draw:fill-gradient-name="Gradient_20_508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97cm" fo:min-width="0.318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74cm" fo:min-width="0.22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99cm" fo:min-width="0.293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99cm" fo:min-width="0.332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99cm" fo:min-width="0.286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99cm" fo:min-width="0.37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99cm" fo:min-width="0.288cm" draw:shadow="hidden" draw:shadow-offset-x="0.3cm" draw:shadow-offset-y="0.3cm" draw:shadow-color="#808080" style:run-through="foreground"/>
    </style:style>
    <style:style style:name="gr2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tyle:run-through="foreground"/>
    </style:style>
    <style:style style:name="gr26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ffffff" draw:textarea-horizontal-align="left" draw:auto-grow-height="true" draw:auto-grow-width="false" fo:min-height="1.108cm" fo:min-width="0.658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ff" draw:textarea-horizontal-align="left" draw:auto-grow-height="true" draw:auto-grow-width="false" fo:min-height="0.415cm" fo:min-width="0.108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ff" draw:textarea-horizontal-align="left" draw:auto-grow-height="true" draw:auto-grow-width="false" fo:min-height="0.533cm" fo:min-width="0.108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ff" draw:textarea-horizontal-align="left" draw:auto-grow-height="true" draw:auto-grow-width="false" fo:min-height="0.453cm" fo:min-width="0.108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ffffff" draw:textarea-horizontal-align="left" draw:auto-grow-height="true" draw:auto-grow-width="true" fo:min-height="0.436cm" fo:min-width="1.162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ff" draw:textarea-horizontal-align="left" draw:auto-grow-height="true" draw:auto-grow-width="false" fo:min-height="0.76cm" fo:min-width="0.656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1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1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374cm" fo:min-width="0.212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1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1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374cm" fo:min-width="0.242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1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2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374cm" fo:min-width="0.25cm" draw:shadow="hidden" draw:shadow-offset-x="0.3cm" draw:shadow-offset-y="0.3cm" draw:shadow-color="#808080" style:run-through="foreground"/>
    </style:style>
    <style:style style:name="gr43" style:family="graphic">
      <style:graphic-properties style:protect="position size" style:run-through="foreground" style:wrap="run-through" style:number-wrapped-paragraphs="no-limit" style:vertical-pos="from-top" style:vertical-rel="paragraph-content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02d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79cm" svg:stroke-color="#d7e02d" draw:marker-start-width="0.318cm" draw:marker-start-center="false" draw:marker-end-width="0.318cm" draw:marker-end-center="false" svg:stroke-linecap="round" draw:fill="none" draw:fill-color="#729fcf" draw:textarea-horizontal-align="justify" draw:textarea-vertical-align="middle" fo:padding-top="0.164cm" fo:padding-bottom="0.164cm" fo:padding-left="0.289cm" fo:padding-right="0.289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color="#000000" draw:fill="none" draw:fill-color="#ffffff" fo:min-height="1.991cm" style:protect="position size" style:run-through="foreground" style:wrap="run-through" style:number-wrapped-paragraphs="no-limit" style:vertical-pos="from-top" style:vertical-rel="paragraph" style:horizontal-pos="from-inside" style:horizontal-rel="paragraph" draw:wrap-influence-on-position="once-concurrent" style:flow-with-text="false"/>
    </style:style>
    <style:style style:name="gr47" style:family="graphic">
      <style:graphic-properties draw:stroke="none" draw:fill-color="#9d0f89" draw:textarea-horizontal-align="justify" draw:textarea-vertical-align="middle" draw:auto-grow-height="false" fo:min-height="1.101cm" fo:min-width="19.5cm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tyle:protect="position size" style:run-through="background" style:wrap="run-through" style:number-wrapped-paragraphs="no-limit" style:vertical-pos="from-top" style:vertical-rel="paragraph-content" style:horizontal-pos="center" style:horizontal-rel="paragraph" draw:wrap-influence-on-position="once-concurrent" style:flow-with-text="false"/>
    </style:style>
    <style:style style:name="gr4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draw:textarea-vertical-align="middle" draw:auto-grow-height="false" fo:min-height="0.677cm" fo:min-width="0.226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0" style:family="graphic">
      <style:graphic-properties draw:stroke="none" svg:stroke-width="0cm" svg:stroke-color="#307bb3" draw:marker-start-width="0.199cm" draw:marker-start-center="false" draw:marker-end-width="0.199cm" draw:marker-end-center="false" draw:fill="solid" draw:fill-color="#9d0f89" draw:textarea-horizontal-align="justify" draw:textarea-vertical-align="middle" draw:auto-grow-height="false" fo:min-height="0.106cm" fo:min-width="0.014cm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Act_5f_Num"/></text:p>
      <text:p text:style-name="P14"><draw:g text:anchor-type="paragraph" draw:z-index="15" draw:style-name="gr43"><draw:custom-shape draw:style-name="gr44" draw:text-style-name="P53" svg:width="0.6cm" svg:height="0.6cm" svg:x="1.55cm" svg:y="0cm"><text:p text:style-name="P48"><text:span text:style-name="T39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5" draw:text-style-name="P50" svg:x1="1.851cm" svg:y1="0.55cm" svg:x2="0.001cm" svg:y2="0.55cm"><text:p/></draw:line><draw:line draw:style-name="gr45" draw:text-style-name="P50" svg:x1="0cm" svg:y1="0.55cm" svg:x2="0cm" svg:y2="6.519cm"><text:p/></draw:line></draw:g><text:span text:style-name="Act_5f_Num"><text:span text:style-name="T27">Activité</text:span></text:span><text:tab/>Hasardons-nous à construire un triangle</text:p>
      <text:list xml:id="list3691374090885989518" text:style-name="Act_5f_question">
        <text:list-item>
          <text:p text:style-name="Act_5f_Question">Choisis trois nombres compris entre 2 et 15. Note-les sur ton cahier. À main levée, trace un triangle dont les trois nombres choisis sont les mesures de ses côtés (en cm). </text:p>
        </text:list-item>
        <text:list-item>
          <text:p text:style-name="Act_5f_Question">Essaie de tracer précisément ce triangle (en t'aidant de ta règle et de ton compas).</text:p>
        </text:list-item>
        <text:list-item>
          <text:p text:style-name="Act_5f_Question"><draw:g text:anchor-type="paragraph" draw:z-index="2" draw:style-name="gr24"><draw:g draw:style-name="gr25"><draw:frame draw:style-name="gr26" draw:text-style-name="P42" svg:width="1.317cm" svg:height="1.108cm" draw:transform="rotate (0.465479311506888) translate (13.0880555555556cm 1.61572222222222cm)"><draw:text-box><text:p text:style-name="P40"><text:span text:style-name="T35">13 cm</text:span></text:p></draw:text-box></draw:frame><draw:frame draw:style-name="gr27" draw:text-style-name="P43" svg:width="0.167cm" svg:height="0.415cm" draw:transform="rotate (-0.0212930168743315) translate (12.3842638888889cm 2.08844444444444cm)"><draw:text-box><text:p text:style-name="P40"><text:span text:style-name="T36">L</text:span></text:p></draw:text-box></draw:frame><draw:g draw:style-name="gr25"><draw:path draw:style-name="gr28" draw:text-style-name="P44" svg:width="2.758cm" svg:height="0.043cm" draw:transform="skewX (0.0399680398706701) rotate (-2.66110351051575) translate (15.1019444444229cm 1.10134722217607cm)" svg:viewBox="0 0 2759 44" svg:d="M0 18c102 5 182 24 272 21s181-20 280-13 184-1 279-10c81-4 178 12 273 2s187-4 284 0 189 8 275 23c99 0 187 7 276-2s197-9 282-16 192-2 277-16l97-7 91 14 73 5"><text:p/></draw:path><draw:path draw:style-name="gr29" draw:text-style-name="P44" svg:width="1.398cm" svg:height="0.055cm" draw:transform="skewX (0.0303687289847013) rotate (2.84139602224677) translate (13.9765833333418cm 2.77680555552987cm)" svg:viewBox="0 0 1399 56" svg:d="M0 42c55-8 108 6 164 2s125-2 175-2 113 16 171 13 118 3 164 1 111-10 178-14 104-10 162-17 108-4 168-9c51-7 107-2 162 2l55-18"><text:p/></draw:path><draw:path draw:style-name="gr29" draw:text-style-name="P44" svg:width="0.563cm" svg:height="1.911cm" draw:transform="rotate (2.84052335762077) translate (14.5299166667062cm 2.90280555555619cm)" svg:viewBox="0 0 564 1912" svg:d="M564 0c-54 41-52 111-75 166-23 46-25 109-39 166s-48 107-57 162-42 104-49 164-60 109-71 166-28 111-40 164-30 107-42 160-25 111-38 170-37 104-40 158-37 112-49 163-15 118-34 167l-18 50-12 56"><text:p/></draw:path></draw:g><draw:frame draw:style-name="gr30" draw:text-style-name="P43" svg:width="0.251cm" svg:height="0.533cm" draw:transform="rotate (-0.00698131700797713) translate (15.1765cm 0.767291666666667cm)"><draw:text-box><text:p text:style-name="P40"><text:span text:style-name="T36">M</text:span></text:p></draw:text-box></draw:frame><draw:frame draw:style-name="gr31" draw:text-style-name="P43" svg:width="0.212cm" svg:height="0.454cm" svg:x="14.028cm" svg:y="2.743cm"><draw:text-box><text:p text:style-name="P40"><text:span text:style-name="T36">K</text:span></text:p></draw:text-box></draw:frame></draw:g><draw:frame draw:style-name="gr32" draw:text-style-name="P45" svg:width="1.163cm" svg:height="0.436cm" draw:transform="rotate (-0.256388867117967) translate (12.5095cm 2.35831944444444cm)"><draw:text-box><text:p text:style-name="P40"><text:span text:style-name="T37"><text:s text:c="2"/></text:span><text:span text:style-name="T35"><text:s text:c="2"/></text:span><text:span text:style-name="T35">4 cm</text:span></text:p></draw:text-box></draw:frame><draw:frame draw:style-name="gr33" draw:text-style-name="P43" svg:width="0.902cm" svg:height="0.761cm" draw:transform="rotate (0.986111027376796) translate (14.3880416666667cm 2.30540277777778cm)"><draw:text-box><text:p text:style-name="P40"><text:span text:style-name="T36">7 cm</text:span></text:p></draw:text-box></draw:frame></draw:g>Tous les élèves de la classe ont-ils forcément réussi à tracer leur triangle ?<text:line-break/>Explique pourquoi.</text:p>
        </text:list-item>
        <text:list-item>
          <text:p text:style-name="Act_5f_Question">Penses-tu qu'il soit possible de tracer en vraie grandeur le triangle représenté ci-contre à main levée ? Justifie.</text:p>
        </text:list-item>
        <text:list-item>
          <text:p text:style-name="Act_5f_Question"><text:span text:style-name="Strong_20_Emphasis"><text:span text:style-name="T7">Avec un logiciel de géométrie dynamique, <text:line-break/>p</text:span></text:span><text:span text:style-name="Strong_20_Emphasis"><text:span text:style-name="T12">lace trois points A, B et M et trace le segment [AB]. </text:span></text:span></text:p>
        </text:list-item>
        <text:list-item>
          <text:p text:style-name="P15"><text:span text:style-name="Strong_20_Emphasis"><text:span text:style-name="T13">Compare les distances</text:span></text:span><text:span text:style-name="Strong_20_Emphasis"><text:span text:style-name="T12"> AM </text:span></text:span><text:span text:style-name="Strong_20_Emphasis"><text:span text:style-name="T20"></text:span></text:span><text:span text:style-name="Strong_20_Emphasis"><text:span text:style-name="T12"> MB </text:span></text:span><text:span text:style-name="Strong_20_Emphasis"><text:span text:style-name="T8">et </text:span></text:span><text:span text:style-name="Strong_20_Emphasis"><text:span text:style-name="T12">AB. </text:span></text:span><text:span text:style-name="Strong_20_Emphasis"><text:span text:style-name="T13">Que se passe-t-il lorsque M <text:line-break/>se trouve sur le segment [AB] ?</text:span></text:span></text:p>
        </text:list-item>
      </text:list>
      <text:p text:style-name="P6"><draw:g text:anchor-type="paragraph" draw:z-index="10" draw:style-name="gr43"><draw:custom-shape draw:style-name="gr44" draw:text-style-name="P49" svg:width="0.6cm" svg:height="0.6cm" svg:x="1.55cm" svg:y="0cm"><text:p text:style-name="P48"><text:span text:style-name="T3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5" draw:text-style-name="P50" svg:x1="1.851cm" svg:y1="0.549cm" svg:x2="0.001cm" svg:y2="0.549cm"><text:p/></draw:line><draw:line draw:style-name="gr45" draw:text-style-name="P50" svg:x1="0cm" svg:y1="0.549cm" svg:x2="0cm" svg:y2="6.592cm"><text:p/></draw:line></draw:g><text:span text:style-name="Act_5f_Num"><text:span text:style-name="T31">Activité</text:span></text:span><text:span text:style-name="Strong_20_Emphasis"><text:span text:style-name="T30"><text:tab/>: Trois données insuffisantes</text:span></text:span></text:p>
      <text:list xml:id="list105952252975045" text:continue-numbering="true" text:style-name="Act_5f_question">
        <text:list-item>
          <text:list>
            <text:list-item>
              <text:p text:style-name="P24"><text:span text:style-name="Strong_20_Emphasis"><text:span text:style-name="T12">Trace un triangle EFG tel que</text:span></text:span><text:span text:style-name="Strong_20_Emphasis"><text:span text:style-name="T12"><draw:frame draw:style-name="fr3" draw:name="Objet6" text:anchor-type="as-char" svg:y="-0.349cm" svg:width="0.829cm" svg:height="0.42cm" draw:z-index="1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Strong_20_Emphasis"><text:span text:style-name="T21">=</text:span></text:span><text:span text:style-name="Strong_20_Emphasis"><text:span text:style-name="T12"> 48°,</text:span></text:span><text:span text:style-name="Strong_20_Emphasis"><text:span text:style-name="T12"><draw:frame draw:style-name="fr3" draw:name="Objet5" text:anchor-type="as-char" svg:y="-0.349cm" svg:width="0.829cm" svg:height="0.42cm" draw:z-index="1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Strong_20_Emphasis"><text:span text:style-name="T21">=</text:span></text:span><text:span text:style-name="Strong_20_Emphasis"><text:span text:style-name="T12"> 70° et</text:span></text:span><text:span text:style-name="Strong_20_Emphasis"><text:span text:style-name="T12"><draw:frame draw:style-name="fr3" draw:name="Objet19" text:anchor-type="as-char" svg:y="-0.349cm" svg:width="0.829cm" svg:height="0.42cm" draw:z-index="20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Strong_20_Emphasis"><text:span text:style-name="T21">=</text:span></text:span><text:span text:style-name="Strong_20_Emphasis"><text:span text:style-name="T12"> 62°. Mesure le périmètre de ce triangle. Obtiens-tu la même valeur que tous les autres élèves de la classe ?</text:span></text:span></text:p>
            </text:list-item>
            <text:list-item>
              <text:p text:style-name="P25"><text:span text:style-name="Act_5f_question"><text:span text:style-name="T32">Deux triangles pour les mêmes mesures</text:span></text:span></text:p>
            </text:list-item>
          </text:list>
        </text:list-item>
      </text:list>
      <text:list xml:id="list8186179184301330534" text:style-name="Act_5f_abc">
        <text:list-item>
          <text:p text:style-name="P21"><text:span text:style-name="Strong_20_Emphasis"><text:span text:style-name="T12">Trace un segment [RS] qui mesure 5 cm et une demi-droite [S</text:span></text:span><text:span text:style-name="Strong_20_Emphasis"><text:span text:style-name="T26">x</text:span></text:span><text:span text:style-name="Strong_20_Emphasis"><text:span text:style-name="T12">) <text:line-break/>telle que</text:span></text:span><text:span text:style-name="Strong_20_Emphasis"><text:span text:style-name="T12"><draw:frame draw:style-name="fr4" draw:name="Objet7" text:anchor-type="as-char" svg:y="-0.349cm" svg:width="0.859cm" svg:height="0.436cm" draw:z-index="2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Strong_20_Emphasis"><text:span text:style-name="T21">=</text:span></text:span><text:span text:style-name="Strong_20_Emphasis"><text:span text:style-name="T12"> 50°.</text:span></text:span></text:p>
        </text:list-item>
        <text:list-item>
          <text:p text:style-name="P22"><text:span text:style-name="Strong_20_Emphasis"><text:span text:style-name="T12">Trace le cercle de centre R et de rayon 4 cm. <text:line-break/>Celui-ci coupe la demi-droite [S</text:span></text:span><text:span text:style-name="Strong_20_Emphasis"><text:span text:style-name="T26">x</text:span></text:span><text:span text:style-name="Strong_20_Emphasis"><text:span text:style-name="T12">) en deux points que tu nommeras T et U.</text:span></text:span></text:p>
        </text:list-item>
        <text:list-item>
          <text:p text:style-name="P22">Quelles mesures sont communes aux triangles RST et RSU ? <text:line-break/>Combien y en a-t-il ?</text:p>
        </text:list-item>
        <text:list-item>
          <text:p text:style-name="P22"><text:span text:style-name="Strong_20_Emphasis"><text:span text:style-name="T12">Trois mesures permettent-elles toujours de construire un t</text:span></text:span>riangle unique ? Justifie.</text:p>
        </text:list-item>
      </text:list>
      <text:p text:style-name="P5"><draw:g text:anchor-type="paragraph" draw:z-index="14" draw:style-name="gr43"><draw:custom-shape draw:style-name="gr44" draw:text-style-name="P49" svg:width="0.6cm" svg:height="0.6cm" svg:x="1.551cm" svg:y="0cm"><text:p text:style-name="P48"><text:span text:style-name="T39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5" draw:text-style-name="P50" svg:x1="1.851cm" svg:y1="0.549cm" svg:x2="0.001cm" svg:y2="0.549cm"><text:p/></draw:line><draw:line draw:style-name="gr45" draw:text-style-name="P50" svg:x1="0.002cm" svg:y1="0.549cm" svg:x2="0.002cm" svg:y2="5.382cm"><text:p/></draw:line></draw:g><text:span text:style-name="Act_5f_Num"><text:span text:style-name="T27">Activité</text:span></text:span><text:tab/>Quand ils sont symétriques, ils sont sympathiques</text:p>
      <text:list xml:id="list105953375462138" text:continue-list="list105952252975045" text:style-name="Act_5f_question">
        <text:list-item text:start-value="1">
          <text:p text:style-name="P16"><draw:g text:anchor-type="paragraph" draw:z-index="1" draw:style-name="gr4"><draw:ellipse draw:style-name="gr5" draw:text-style-name="P28" svg:width="1.054cm" svg:height="1.057cm" svg:x="12.62cm" svg:y="1.898cm" draw:kind="section" draw:start-angle="182.76" draw:end-angle="243.56"><text:p/></draw:ellipse><draw:ellipse draw:style-name="gr6" draw:text-style-name="P29" svg:width="0.96cm" svg:height="0.989cm" svg:x="12.678cm" svg:y="1.929cm" draw:kind="section" draw:start-angle="2.86" draw:end-angle="65.06"><text:p/></draw:ellipse><draw:ellipse draw:style-name="gr7" draw:text-style-name="P30" svg:width="0.923cm" svg:height="0.934cm" svg:x="13.253cm" svg:y="0.737cm" draw:kind="section" draw:start-angle="170.82" draw:end-angle="246.15"><text:p/></draw:ellipse><draw:line draw:style-name="gr8" draw:text-style-name="P31" svg:x1="12.677cm" svg:y1="3.413cm" svg:x2="14.201cm" svg:y2="0.21cm"><text:p/></draw:line><draw:line draw:style-name="gr9" draw:text-style-name="P32" svg:x1="12.109cm" svg:y1="0.928cm" svg:x2="15.222cm" svg:y2="1.478cm"><text:p/></draw:line><draw:line draw:style-name="gr10" draw:text-style-name="P33" svg:x1="11.51cm" svg:y1="2.53cm" svg:x2="15.174cm" svg:y2="2.295cm"><text:p/></draw:line><draw:line draw:style-name="gr11" draw:text-style-name="P34" svg:x1="12.331cm" svg:y1="0.885cm" svg:x2="12.266cm" svg:y2="1.049cm"><text:p/></draw:line><draw:line draw:style-name="gr12" draw:text-style-name="P35" svg:x1="14.037cm" svg:y1="0.297cm" svg:x2="14.243cm" svg:y2="0.382cm"><text:p/></draw:line><draw:line draw:style-name="gr13" draw:text-style-name="P36" svg:x1="11.862cm" svg:y1="2.399cm" svg:x2="11.834cm" svg:y2="2.621cm"><text:p/></draw:line><draw:line draw:style-name="gr14" draw:text-style-name="P37" svg:x1="15.081cm" svg:y1="1.346cm" svg:x2="15.002cm" svg:y2="1.54cm"><text:p/></draw:line><draw:line draw:style-name="gr15" draw:text-style-name="P38" svg:x1="14.932cm" svg:y1="2.205cm" svg:x2="14.96cm" svg:y2="2.408cm"><text:p/></draw:line><draw:line draw:style-name="gr16" draw:text-style-name="P39" svg:x1="12.677cm" svg:y1="3.236cm" svg:x2="12.808cm" svg:y2="3.31cm"><text:p/></draw:line><draw:frame draw:style-name="gr17" draw:text-style-name="P41" svg:width="0.318cm" svg:height="0.498cm" svg:x="11.767cm" svg:y="2.076cm"><draw:text-box><text:p text:style-name="P40"><text:span text:style-name="T34">H</text:span></text:p></draw:text-box></draw:frame><draw:frame draw:style-name="gr18" draw:text-style-name="P41" svg:width="0.221cm" svg:height="0.375cm" svg:x="12.276cm" svg:y="0.571cm"><draw:text-box><text:p text:style-name="P40"><text:span text:style-name="T34">A</text:span></text:p></draw:text-box></draw:frame><draw:frame draw:style-name="gr19" draw:text-style-name="P41" svg:width="0.294cm" svg:height="0.5cm" svg:x="13.786cm" svg:y="0.095cm"><draw:text-box><text:p text:style-name="P40"><text:span text:style-name="T34">B</text:span></text:p></draw:text-box></draw:frame><draw:frame draw:style-name="gr20" draw:text-style-name="P41" svg:width="0.332cm" svg:height="0.5cm" svg:x="15.017cm" svg:y="0.975cm"><draw:text-box><text:p text:style-name="P40"><text:span text:style-name="T34">D</text:span></text:p></draw:text-box></draw:frame><draw:frame draw:style-name="gr21" draw:text-style-name="P41" svg:width="0.287cm" svg:height="0.5cm" svg:x="14.887cm" svg:y="2.392cm"><draw:text-box><text:p text:style-name="P40"><text:span text:style-name="T34">E</text:span></text:p></draw:text-box></draw:frame><draw:frame draw:style-name="gr20" draw:text-style-name="P41" svg:width="0.332cm" svg:height="0.5cm" svg:x="12.37cm" svg:y="3.007cm"><draw:text-box><text:p text:style-name="P40"><text:span text:style-name="T34">G</text:span></text:p></draw:text-box></draw:frame><draw:frame draw:style-name="gr22" draw:text-style-name="P41" svg:width="0.371cm" svg:height="0.5cm" svg:x="13.896cm" svg:y="0.892cm"><draw:text-box><text:p text:style-name="P40"><text:span text:style-name="T34">M</text:span></text:p></draw:text-box></draw:frame><draw:frame draw:style-name="gr23" draw:text-style-name="P41" svg:width="0.288cm" svg:height="0.5cm" svg:x="13.16cm" svg:y="2.429cm"><draw:text-box><text:p text:style-name="P40"><text:span text:style-name="T34">P</text:span></text:p></draw:text-box></draw:frame></draw:g>Les angles<draw:frame draw:style-name="fr4" draw:name="Objet17" text:anchor-type="as-char" svg:y="-0.349cm" svg:width="0.958cm" svg:height="0.42cm" draw:z-index="22"><draw:object xlink:href="./Object 5" xlink:type="simple" xlink:show="embed" xlink:actuate="onLoad"/><draw:image xlink:href="./ObjectReplacements/Object 5" xlink:type="simple" xlink:show="embed" xlink:actuate="onLoad"/><svg:desc>formule</svg:desc></draw:frame>et<draw:frame draw:style-name="fr4" draw:name="Objet18" text:anchor-type="as-char" svg:y="-0.349cm" svg:width="0.808cm" svg:height="0.415cm" draw:z-index="23"><draw:object xlink:href="./Object 6" xlink:type="simple" xlink:show="embed" xlink:actuate="onLoad"/><draw:image xlink:href="./ObjectReplacements/Object 6" xlink:type="simple" xlink:show="embed" xlink:actuate="onLoad"/><svg:desc>formule</svg:desc></draw:frame>sont des angles alternes-internes déterminés par les droites <text:span text:style-name="T28">(AD)</text:span>, <text:span text:style-name="T28">(HE)</text:span> et la sécante <text:span text:style-name="T29">(BG)</text:span>. <text:line-break/>Cite une autre paire d'angles alternes-internes déterminés <text:line-break/>par les droites (AD), (HE) et la sécante (BG).</text:p>
        </text:list-item>
        <text:list-item>
          <text:p text:style-name="P17"><text:span text:style-name="Strong_20_Emphasis"><text:span text:style-name="T11">Sur ton cahier, p</text:span></text:span><text:span text:style-name="Strong_20_Emphasis"><text:span text:style-name="T4">lace trois points A, M et O non alignés. </text:span></text:span></text:p>
        </text:list-item>
        <text:list-item>
          <text:p text:style-name="Act_5f_Question"><text:span text:style-name="Strong_20_Emphasis"><text:span text:style-name="T6">C</text:span></text:span><text:span text:style-name="Strong_20_Emphasis"><text:span text:style-name="T4">onstruis les points B et N symétriques respectifs des points A <text:line-break/>et M par rapport à O. </text:span></text:span><text:span text:style-name="Strong_20_Emphasis"><text:span text:style-name="T6">T</text:span></text:span><text:span text:style-name="Strong_20_Emphasis"><text:span text:style-name="T4">race les droites (AM), (BN) et (MN).</text:span></text:span></text:p>
        </text:list-item>
        <text:list-item>
          <text:p text:style-name="Act_5f_Question">Que peux-tu dire des droites (AM) et (BN) ? Justifie ta réponse. </text:p>
        </text:list-item>
        <text:list-item>
          <text:p text:style-name="Act_5f_Question">Comment peux-tu qualifier les angles<draw:frame draw:style-name="fr4" draw:name="Objet24" text:anchor-type="as-char" svg:y="-0.349cm" svg:width="0.945cm" svg:height="0.415cm" draw:z-index="24"><draw:object xlink:href="./Object 7" xlink:type="simple" xlink:show="embed" xlink:actuate="onLoad"/><draw:image xlink:href="./ObjectReplacements/Object 7" xlink:type="simple" xlink:show="embed" xlink:actuate="onLoad"/><svg:desc>formule</svg:desc></draw:frame>et<draw:frame draw:style-name="fr4" draw:name="Objet25" text:anchor-type="as-char" svg:y="-0.349cm" svg:width="0.935cm" svg:height="0.415cm" draw:z-index="25"><draw:object xlink:href="./Object 8" xlink:type="simple" xlink:show="embed" xlink:actuate="onLoad"/><draw:image xlink:href="./ObjectReplacements/Object 8" xlink:type="simple" xlink:show="embed" xlink:actuate="onLoad"/><svg:desc>formule</svg:desc></draw:frame>?</text:p>
        </text:list-item>
      </text:list>
      <text:p text:style-name="P8"><draw:g text:anchor-type="paragraph" draw:z-index="11" draw:style-name="gr43"><draw:custom-shape draw:style-name="gr44" draw:text-style-name="P49" svg:width="0.6cm" svg:height="0.6cm" svg:x="1.55cm" svg:y="0cm"><text:p text:style-name="P48"><text:span text:style-name="T39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5" draw:text-style-name="P50" svg:x1="1.851cm" svg:y1="0.549cm" svg:x2="0.001cm" svg:y2="0.549cm"><text:p/></draw:line><draw:line draw:style-name="gr45" draw:text-style-name="P50" svg:x1="0cm" svg:y1="0.549cm" svg:x2="0cm" svg:y2="15.277cm"><text:p/></draw:line></draw:g><text:span text:style-name="Act_5f_Num"><text:span text:style-name="T27">Activité</text:span></text:span><text:tab/>Un joli cercle d'amis</text:p>
      <text:p text:style-name="P10">Kévin et Nicolas ont tous les deux leur arbre fétiche sous lequel ils aiment se reposer à l'ombre. Mais ils aiment aussi faire la course en partant chacun de leur arbre. Pour que la course soit équitable, il faut que l'arrivée soit située à la même distance des deux arbres. </text:p>
      <text:list xml:id="list105952625948433" text:continue-list="list105953375462138" text:style-name="Act_5f_question">
        <text:list-item text:start-value="1">
          <text:p text:style-name="Act_5f_Question"><text:span text:style-name="Act_5f_question">Avec les instruments</text:span></text:p>
        </text:list-item>
      </text:list>
      <text:list xml:id="list105953236508982" text:continue-list="list8186179184301330534" text:style-name="Act_5f_abc">
        <text:list-item>
          <text:p text:style-name="P18">Sur ton cahier, place deux points K et N (distants de 4 cm) pour représenter les arbres de Kévin et de Nicolas. Construis ensuite un point à égale distance des deux arbres K et N et places-y un drapeau.</text:p>
        </text:list-item>
        <text:list-item>
          <text:p text:style-name="P19">Gabin a aussi son arbre et il aimerait bien jouer avec Nicolas au même jeu. Sur ton cahier, place un point G, comme sur la figure ci-dessous représentant l'arbre de Gabin.</text:p>
        </text:list-item>
      </text:list>
      <text:p text:style-name="Standard"><draw:g text:anchor-type="paragraph" draw:z-index="4" draw:style-name="gr24"><draw:g draw:style-name="gr25"><draw:line draw:style-name="gr37" draw:text-style-name="P46" svg:x1="7.396cm" svg:y1="0.764cm" svg:x2="7.696cm" svg:y2="1.064cm"><text:p/></draw:line><draw:line draw:style-name="gr38" draw:text-style-name="P46" svg:x1="7.696cm" svg:y1="0.764cm" svg:x2="7.396cm" svg:y2="1.064cm"><text:p/></draw:line></draw:g><draw:frame draw:style-name="gr39" draw:text-style-name="P47" svg:width="0.242cm" svg:height="0.375cm" svg:x="7.424cm" svg:y="0.215cm"><draw:text-box><text:p text:style-name="P40"><text:span text:style-name="T38">N</text:span></text:p></draw:text-box></draw:frame></draw:g></text:p>
      <text:p text:style-name="P7"/>
      <text:p text:style-name="P7"><draw:g text:anchor-type="paragraph" draw:z-index="5" draw:style-name="gr24"><draw:g draw:style-name="gr25"><draw:line draw:style-name="gr40" draw:text-style-name="P46" svg:x1="10.403cm" svg:y1="1.046cm" svg:x2="10.703cm" svg:y2="1.346cm"><text:p/></draw:line><draw:line draw:style-name="gr41" draw:text-style-name="P46" svg:x1="10.703cm" svg:y1="1.046cm" svg:x2="10.403cm" svg:y2="1.346cm"><text:p/></draw:line></draw:g><draw:frame draw:style-name="gr42" draw:text-style-name="P47" svg:width="0.251cm" svg:height="0.375cm" svg:x="10.428cm" svg:y="0.497cm"><draw:text-box><text:p text:style-name="P40"><text:span text:style-name="T38">G</text:span></text:p></draw:text-box></draw:frame></draw:g></text:p>
      <text:p text:style-name="P7"><draw:g text:anchor-type="paragraph" draw:z-index="3" draw:style-name="gr24"><draw:g draw:style-name="gr25"><draw:line draw:style-name="gr34" draw:text-style-name="P46" svg:x1="3.951cm" svg:y1="0.852cm" svg:x2="4.251cm" svg:y2="1.152cm"><text:p/></draw:line><draw:line draw:style-name="gr35" draw:text-style-name="P46" svg:x1="4.251cm" svg:y1="0.852cm" svg:x2="3.951cm" svg:y2="1.152cm"><text:p/></draw:line></draw:g><draw:frame draw:style-name="gr36" draw:text-style-name="P47" svg:width="0.212cm" svg:height="0.375cm" svg:x="3.993cm" svg:y="0.303cm"><draw:text-box><text:p text:style-name="P40"><text:span text:style-name="T38">K</text:span></text:p></draw:text-box></draw:frame></draw:g><text:span text:style-name="Strong_20_Emphasis"><text:span text:style-name="T12"/></text:span></text:p>
      <text:list xml:id="list9167519729371036530" text:style-name="_5f_Numérotation_20_d_27_activités">
        <text:list-item>
          <text:list>
            <text:list-header>
              <text:p text:style-name="P11"/>
            </text:list-header>
          </text:list>
        </text:list-item>
      </text:list>
      <text:p text:style-name="Standard"/>
      <text:p text:style-name="Act_5f_Text"><text:tab/>Où peuvent-ils planter le drapeau ? Pourquoi ? </text:p>
      <text:list xml:id="list105953121675154" text:continue-list="list105953236508982" text:style-name="Act_5f_abc">
        <text:list-item>
          <text:p text:style-name="P18">Yann n'a pas d'arbre à lui mais veut aussi courir avec ses amis. Nicolas est catégorique : « Si tu veux jouer avec nous, ton arbre doit être aussi loin du drapeau que les nôtres ! ».<text:line-break/>Place plusieurs points où pourrait être l'arbre de Yann. Où semblent se situer ces points ? <text:line-break/><text:span text:style-name="T33">Trace, au crayon de papier, l'ensemble des points où pourrait être l'arbre de Yann.</text:span></text:p>
        </text:list-item>
      </text:list>
      <text:list xml:id="list105953167017201" text:continue-list="list105952625948433" text:style-name="Act_5f_question">
        <text:list-item>
          <text:p text:style-name="Act_5f_Question"><text:span text:style-name="Act_5f_question">Avec un logiciel de géométrie dynamique</text:span></text:p>
        </text:list-item>
      </text:list>
      <text:list xml:id="list105953522132010" text:continue-list="list105953121675154" text:style-name="Act_5f_abc">
        <text:list-item text:start-value="1">
          <text:p text:style-name="P23"><text:span text:style-name="Strong_20_Emphasis"><text:span text:style-name="T14">T</text:span></text:span><text:span text:style-name="Strong_20_Emphasis"><text:span text:style-name="T12">race un triangle </text:span></text:span><text:span text:style-name="Strong_20_Emphasis"><text:span text:style-name="T15">KNG</text:span></text:span><text:span text:style-name="Strong_20_Emphasis"><text:span text:style-name="T12">.</text:span></text:span></text:p>
        </text:list-item>
        <text:list-item>
          <text:p text:style-name="P18">Construis les médiatrices des côtés du triangle. Place O le centre du cercle circonscrit au triangle ABC. </text:p>
        </text:list-item>
        <text:list-item>
          <text:p text:style-name="P20"><text:span text:style-name="Strong_20_Emphasis"><text:span text:style-name="T12">Déplace les sommets du triangle. </text:span></text:span><text:span text:style-name="Strong_20_Emphasis"><text:span text:style-name="T15">Etudie la position du point O.</text:span></text:span></text:p>
        </text:list-item>
        <text:list-item>
          <text:p text:style-name="P20">Sur une nouvelle figure, trace un triangle puis les trois hauteurs de ce triangle. Place H le point de concours des hauteurs.</text:p>
        </text:list-item>
        <text:list-item>
          <text:p text:style-name="P20"><text:span text:style-name="Strong_20_Emphasis"><text:span text:style-name="T4">Déplace les sommets du triangle. </text:span></text:span><text:span text:style-name="Strong_20_Emphasis"><text:span text:style-name="T9">Étudie la position du point </text:span></text:span><text:span text:style-name="Strong_20_Emphasis"><text:span text:style-name="T10">H</text:span></text:span><text:span text:style-name="Strong_20_Emphasis"><text:span text:style-name="T9">.</text:span></text:span></text:p>
        </text:list-item>
      </text:list>
      <text:p text:style-name="P9"><draw:g text:anchor-type="paragraph" draw:z-index="12" draw:style-name="gr43"><draw:custom-shape draw:style-name="gr44" draw:text-style-name="P49" svg:width="0.6cm" svg:height="0.6cm" svg:x="1.55cm" svg:y="0cm"><text:p text:style-name="P48"><text:span text:style-name="T39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5" draw:text-style-name="P50" svg:x1="1.851cm" svg:y1="0.549cm" svg:x2="0.001cm" svg:y2="0.549cm"><text:p/></draw:line><draw:line draw:style-name="gr45" draw:text-style-name="P50" svg:x1="0cm" svg:y1="0.549cm" svg:x2="0cm" svg:y2="5.573cm"><text:p/></draw:line></draw:g><text:span text:style-name="Act_5f_Num"><text:span text:style-name="T27">Activité</text:span></text:span><text:tab/>Angles et triangles</text:p>
      <text:list xml:id="list105953499172441" text:continue-list="list105953167017201" text:style-name="Act_5f_question">
        <text:list-item text:start-value="1">
          <text:p text:style-name="Act_5f_Question"><text:span text:style-name="Act_5f_question">Conjecture à l'aide d'un logiciel de géométrie dynamique</text:span></text:p>
        </text:list-item>
      </text:list>
      <text:list xml:id="list105951769595340" text:continue-list="list105953522132010" text:style-name="Act_5f_abc">
        <text:list-item text:start-value="1">
          <text:p text:style-name="P23"><text:span text:style-name="Strong_20_Emphasis"><text:span text:style-name="T12">Trace </text:span></text:span><text:span text:style-name="Strong_20_Emphasis"><text:span text:style-name="T16">un triangle et fais afficher l</text:span></text:span><text:span text:style-name="Strong_20_Emphasis"><text:span text:style-name="T18">es</text:span></text:span><text:span text:style-name="Strong_20_Emphasis"><text:span text:style-name="T16"> mesure</text:span></text:span><text:span text:style-name="Strong_20_Emphasis"><text:span text:style-name="T18">s</text:span></text:span><text:span text:style-name="Strong_20_Emphasis"><text:span text:style-name="T16"> des trois angles du triangle.</text:span></text:span></text:p>
        </text:list-item>
        <text:list-item>
          <text:p text:style-name="P23">Que remarques-tu ?</text:p>
        </text:list-item>
      </text:list>
      <text:list xml:id="list105952096477791" text:continue-list="list105953499172441" text:style-name="Act_5f_question">
        <text:list-item>
          <text:p text:style-name="Act_5f_Question"><text:span text:style-name="Act_5f_question">Démonstration</text:span></text:p>
        </text:list-item>
      </text:list>
      <text:list xml:id="list105952610891689" text:continue-list="list105951769595340" text:style-name="Act_5f_abc">
        <text:list-item text:start-value="1">
          <text:p text:style-name="P18">Construis un triangle ABC. Place les points I et J, milieux respectifs de [AC] et [AB]. Construis les points C', symétrique de C par rapport à J et B', symétrique de B par rapport à I.</text:p>
        </text:list-item>
        <text:list-item>
          <text:p text:style-name="P20"><text:span text:style-name="Strong_20_Emphasis"><text:span text:style-name="T16">Démontre que les droites (AB') et (AC</text:span></text:span><text:span text:style-name="Strong_20_Emphasis"><text:span text:style-name="T17">'</text:span></text:span><text:span text:style-name="Strong_20_Emphasis"><text:span text:style-name="T16">) sont parallèles à la droite (BC). <text:line-break/>Que peux-tu dire des points C', A et B</text:span></text:span><text:span text:style-name="Strong_20_Emphasis"><text:span text:style-name="T17">'</text:span></text:span><text:span text:style-name="Strong_20_Emphasis"><text:span text:style-name="T16"> ?</text:span></text:span></text:p>
        </text:list-item>
        <text:list-item>
          <text:p text:style-name="P18"><text:span text:style-name="Strong_20_Emphasis"><text:span text:style-name="T5">Que peux-tu dire des angles </text:span></text:span><text:span text:style-name="Strong_20_Emphasis"><text:span text:style-name="T5"><draw:frame draw:style-name="fr3" draw:name="Objet1" text:anchor-type="as-char" svg:y="-0.349cm" svg:width="0.866cm" svg:height="0.42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Strong_20_Emphasis"><text:span text:style-name="T5"> </text:span></text:span><text:span text:style-name="Strong_20_Emphasis"><text:span text:style-name="T6">et </text:span></text:span><text:span text:style-name="Strong_20_Emphasis"><text:span text:style-name="T19"><draw:frame draw:style-name="fr3" draw:name="Objet2" text:anchor-type="as-char" svg:y="-0.349cm" svg:width="0.979cm" svg:height="0.42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Strong_20_Emphasis"><text:span text:style-name="T5"> </text:span></text:span><text:span text:style-name="Strong_20_Emphasis"><text:span text:style-name="T6">d'une part et de </text:span></text:span><text:span text:style-name="Strong_20_Emphasis"><text:span text:style-name="T22"><draw:frame draw:style-name="fr3" draw:name="Objet3" text:anchor-type="as-char" svg:y="-0.349cm" svg:width="0.866cm" svg:height="0.42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Strong_20_Emphasis"><text:span text:style-name="T22"> </text:span></text:span><text:span text:style-name="Strong_20_Emphasis"><text:span text:style-name="T24">et </text:span></text:span><text:span text:style-name="Strong_20_Emphasis"><text:span text:style-name="T25"><draw:frame draw:style-name="fr3" draw:name="Objet4" text:anchor-type="as-char" svg:y="-0.349cm" svg:width="0.979cm" svg:height="0.42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Strong_20_Emphasis"><text:span text:style-name="T22"> </text:span></text:span><text:span text:style-name="Strong_20_Emphasis"><text:span text:style-name="T23">d'autre part ? Conclus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Mangal2" svg:font-family="Mangal"/>
    <style:font-face style:name="Bitstream Vera Sans5" svg:font-family="'Bitstream Vera Sans'" style:font-family-generic="roman"/>
    <style:font-face style:name="Liberation Sans2" svg:font-family="'Liberation Sans'" style:font-family-generic="roman"/>
    <style:font-face style:name="Liberation Serif3" svg:font-family="'Liberation Serif'" style:font-family-generic="roman"/>
    <style:font-face style:name="Times New Roman2" svg:font-family="'Times New Roman'" style:font-family-generic="roman"/>
    <style:font-face style:name="Bitstream Vera Sans" svg:font-family="'Bitstream Vera Sans'" style:font-family-generic="swiss"/>
    <style:font-face style:name="Bitstream Vera Sans6" svg:font-family="'Bitstream Vera Sans'" style:font-adornments="Roman" style:font-family-generic="swiss"/>
    <style:font-face style:name="Britannic Bold1" svg:font-family="'Britannic Bold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que" style:font-family-generic="roman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500" draw:display-name="Gradient 500" draw:style="radial" draw:cx="60%" draw:cy="0%" draw:start-color="#7ed2ed" draw:end-color="#009bb5" draw:start-intensity="100%" draw:end-intensity="100%" draw:border="0%"/>
    <draw:gradient draw:name="Gradient_20_501" draw:display-name="Gradient 501" draw:style="radial" draw:cx="60%" draw:cy="0%" draw:start-color="#7ed2ed" draw:end-color="#009bb5" draw:start-intensity="100%" draw:end-intensity="100%" draw:border="0%"/>
    <draw:gradient draw:name="Gradient_20_502" draw:display-name="Gradient 502" draw:style="radial" draw:cx="60%" draw:cy="0%" draw:start-color="#7ed2ed" draw:end-color="#009bb5" draw:start-intensity="100%" draw:end-intensity="100%" draw:border="0%"/>
    <draw:gradient draw:name="Gradient_20_503" draw:display-name="Gradient 503" draw:style="radial" draw:cx="60%" draw:cy="0%" draw:start-color="#7ed2ed" draw:end-color="#009bb5" draw:start-intensity="100%" draw:end-intensity="100%" draw:border="0%"/>
    <draw:gradient draw:name="Gradient_20_508" draw:display-name="Gradient 508" draw:style="radial" draw:cx="60%" draw:cy="0%" draw:start-color="#7ed2ed" draw:end-color="#009bb5" draw:start-intensity="100%" draw:end-intensity="100%" draw:border="0%"/>
    <draw:gradient draw:name="Gradient_20_515" draw:display-name="Gradient 515" draw:style="radial" draw:cx="50%" draw:cy="0%" draw:start-color="#b5e087" draw:end-color="#75ab24" draw:start-intensity="100%" draw:end-intensity="100%" draw:border="0%"/>
    <draw:gradient draw:name="Gradient_20_517" draw:display-name="Gradient 517" draw:style="radial" draw:cx="60%" draw:cy="0%" draw:start-color="#7ed2ed" draw:end-color="#009bb5" draw:start-intensity="100%" draw:end-intensity="100%" draw:border="0%"/>
    <draw:gradient draw:name="Gradient_20_518" draw:display-name="Gradient 518" draw:style="radial" draw:cx="60%" draw:cy="0%" draw:start-color="#7ed2ed" draw:end-color="#009bb5" draw:start-intensity="100%" draw:end-intensity="100%" draw:border="0%"/>
    <draw:gradient draw:name="Gradient_20_519" draw:display-name="Gradient 519" draw:style="radial" draw:cx="60%" draw:cy="0%" draw:start-color="#7ed2ed" draw:end-color="#009bb5" draw:start-intensity="100%" draw:end-intensity="100%" draw:border="0%"/>
    <draw:hatch draw:name="Red_20_Crossed_20_45_20_Degrees" draw:display-name="Red Crossed 45 Degrees" draw:style="double" draw:color="#800000" draw:distance="0.043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_20_8" draw:display-name="Extrémité 8" svg:viewBox="0 0 1584 2132" svg:d="M792 0l792 2132-529-272h-526l-529 272z"/>
    <draw:marker draw:name="Extrémité_20_de_20_ligne_20_1" draw:display-name="Extrémité de ligne 1" svg:viewBox="0 0 1131 902" svg:d="M564 0l-564 902h1131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42" draw:display-name="Dashed (var) 3242" draw:style="rect" draw:dots1="1" draw:dots1-length="0.011cm" draw:dots2="1" draw:dots2-length="0.011cm" draw:distance="0.011cm"/>
    <draw:stroke-dash draw:name="Dashed_20__28_var_29__20_3243" draw:display-name="Dashed (var) 3243" draw:style="rect" draw:dots1="1" draw:dots1-length="0.011cm" draw:dots2="1" draw:dots2-length="0.011cm" draw:distance="0.011cm"/>
    <draw:stroke-dash draw:name="Dashed_20__28_var_29__20_3244" draw:display-name="Dashed (var) 3244" draw:style="rect" draw:dots1="1" draw:dots1-length="0.011cm" draw:dots2="1" draw:dots2-length="0.011cm" draw:distance="0.011cm"/>
    <draw:stroke-dash draw:name="Dashed_20__28_var_29__20_3245" draw:display-name="Dashed (var) 3245" draw:style="rect" draw:dots1="1" draw:dots1-length="0.011cm" draw:dots2="1" draw:dots2-length="0.011cm" draw:distance="0.011cm"/>
    <draw:stroke-dash draw:name="Dashed_20__28_var_29__20_3246" draw:display-name="Dashed (var) 3246" draw:style="rect" draw:dots1="1" draw:dots1-length="0.011cm" draw:dots2="1" draw:dots2-length="0.011cm" draw:distance="0.011cm"/>
    <draw:stroke-dash draw:name="Dashed_20__28_var_29__20_3247" draw:display-name="Dashed (var) 3247" draw:style="rect" draw:dots1="1" draw:dots1-length="0.011cm" draw:dots2="1" draw:dots2-length="0.011cm" draw:distance="0.011cm"/>
    <draw:stroke-dash draw:name="Dashed_20__28_var_29__20_3248" draw:display-name="Dashed (var) 3248" draw:style="rect" draw:dots1="1" draw:dots1-length="0.011cm" draw:dots2="1" draw:dots2-length="0.011cm" draw:distance="0.011cm"/>
    <draw:stroke-dash draw:name="Dashed_20__28_var_29__20_3249" draw:display-name="Dashed (var) 3249" draw:style="rect" draw:dots1="1" draw:dots1-length="0.011cm" draw:dots2="1" draw:dots2-length="0.011cm" draw:distance="0.011cm"/>
    <draw:stroke-dash draw:name="Dashed_20__28_var_29__20_3250" draw:display-name="Dashed (var) 3250" draw:style="rect" draw:dots1="1" draw:dots1-length="0.011cm" draw:dots2="1" draw:dots2-length="0.011cm" draw:distance="0.011cm"/>
    <draw:stroke-dash draw:name="Dashed_20__28_var_29__20_3251" draw:display-name="Dashed (var) 3251" draw:style="rect" draw:dots1="1" draw:dots1-length="0.011cm" draw:dots2="1" draw:dots2-length="0.011cm" draw:distance="0.011cm"/>
    <draw:stroke-dash draw:name="Dashed_20__28_var_29__20_3252" draw:display-name="Dashed (var) 3252" draw:style="rect" draw:dots1="1" draw:dots1-length="0.011cm" draw:dots2="1" draw:dots2-length="0.011cm" draw:distance="0.011cm"/>
    <draw:stroke-dash draw:name="Dashed_20__28_var_29__20_3253" draw:display-name="Dashed (var) 3253" draw:style="rect" draw:dots1="1" draw:dots1-length="0.011cm" draw:dots2="1" draw:dots2-length="0.011cm" draw:distance="0.011cm"/>
    <draw:stroke-dash draw:name="Dashed_20__28_var_29__20_3254" draw:display-name="Dashed (var) 3254" draw:style="rect" draw:dots1="1" draw:dots1-length="0.011cm" draw:dots2="1" draw:dots2-length="0.011cm" draw:distance="0.011cm"/>
    <draw:stroke-dash draw:name="Dashed_20__28_var_29__20_3255" draw:display-name="Dashed (var) 3255" draw:style="rect" draw:dots1="1" draw:dots1-length="0.011cm" draw:dots2="1" draw:dots2-length="0.011cm" draw:distance="0.011cm"/>
    <draw:stroke-dash draw:name="Dashed_20__28_var_29__20_3256" draw:display-name="Dashed (var) 3256" draw:style="rect" draw:dots1="1" draw:dots1-length="0.011cm" draw:dots2="1" draw:dots2-length="0.011cm" draw:distance="0.011cm"/>
    <draw:stroke-dash draw:name="Dashed_20__28_var_29__20_3257" draw:display-name="Dashed (var) 3257" draw:style="rect" draw:dots1="1" draw:dots1-length="0.011cm" draw:dots2="1" draw:dots2-length="0.011cm" draw:distance="0.011cm"/>
    <draw:stroke-dash draw:name="Dashed_20__28_var_29__20_3258" draw:display-name="Dashed (var) 3258" draw:style="rect" draw:dots1="1" draw:dots1-length="0.011cm" draw:dots2="1" draw:dots2-length="0.011cm" draw:distance="0.011cm"/>
    <draw:stroke-dash draw:name="Dashed_20__28_var_29__20_3259" draw:display-name="Dashed (var) 3259" draw:style="rect" draw:dots1="1" draw:dots1-length="0.011cm" draw:dots2="1" draw:dots2-length="0.011cm" draw:distance="0.011cm"/>
    <draw:stroke-dash draw:name="Dashed_20__28_var_29__20_3260" draw:display-name="Dashed (var) 3260" draw:style="rect" draw:dots1="1" draw:dots1-length="0.011cm" draw:dots2="1" draw:dots2-length="0.011cm" draw:distance="0.011cm"/>
    <draw:stroke-dash draw:name="Dashed_20__28_var_29__20_3261" draw:display-name="Dashed (var) 3261" draw:style="rect" draw:dots1="1" draw:dots1-length="0.011cm" draw:dots2="1" draw:dots2-length="0.011cm" draw:distance="0.011cm"/>
    <draw:stroke-dash draw:name="Dashed_20__28_var_29__20_3262" draw:display-name="Dashed (var) 3262" draw:style="rect" draw:dots1="1" draw:dots1-length="0.011cm" draw:dots2="1" draw:dots2-length="0.011cm" draw:distance="0.011cm"/>
    <draw:stroke-dash draw:name="Dashed_20__28_var_29__20_3263" draw:display-name="Dashed (var) 3263" draw:style="rect" draw:dots1="1" draw:dots1-length="0.011cm" draw:dots2="1" draw:dots2-length="0.011cm" draw:distance="0.011cm"/>
    <draw:stroke-dash draw:name="Dashed_20__28_var_29__20_3264" draw:display-name="Dashed (var) 3264" draw:style="rect" draw:dots1="1" draw:dots1-length="0.011cm" draw:dots2="1" draw:dots2-length="0.011cm" draw:distance="0.011cm"/>
    <draw:stroke-dash draw:name="Dashed_20__28_var_29__20_3265" draw:display-name="Dashed (var) 3265" draw:style="rect" draw:dots1="1" draw:dots1-length="0.011cm" draw:dots2="1" draw:dots2-length="0.011cm" draw:distance="0.011cm"/>
    <draw:stroke-dash draw:name="Dashed_20__28_var_29__20_3266" draw:display-name="Dashed (var) 3266" draw:style="rect" draw:dots1="1" draw:dots1-length="0.011cm" draw:dots2="1" draw:dots2-length="0.011cm" draw:distance="0.011cm"/>
    <draw:stroke-dash draw:name="Dashed_20__28_var_29__20_3267" draw:display-name="Dashed (var) 3267" draw:style="rect" draw:dots1="1" draw:dots1-length="0.011cm" draw:dots2="1" draw:dots2-length="0.011cm" draw:distance="0.011cm"/>
    <draw:stroke-dash draw:name="Dashed_20__28_var_29__20_3268" draw:display-name="Dashed (var) 3268" draw:style="rect" draw:dots1="1" draw:dots1-length="0.011cm" draw:dots2="1" draw:dots2-length="0.011cm" draw:distance="0.011cm"/>
    <draw:stroke-dash draw:name="Dashed_20__28_var_29__20_3269" draw:display-name="Dashed (var) 3269" draw:style="rect" draw:dots1="1" draw:dots1-length="0.011cm" draw:dots2="1" draw:dots2-length="0.011cm" draw:distance="0.011cm"/>
    <draw:stroke-dash draw:name="Dashed_20__28_var_29__20_3270" draw:display-name="Dashed (var) 3270" draw:style="rect" draw:dots1="1" draw:dots1-length="0.011cm" draw:dots2="1" draw:dots2-length="0.011cm" draw:distance="0.011cm"/>
    <draw:stroke-dash draw:name="Dashed_20__28_var_29__20_3271" draw:display-name="Dashed (var) 3271" draw:style="rect" draw:dots1="1" draw:dots1-length="0.011cm" draw:dots2="1" draw:dots2-length="0.011cm" draw:distance="0.011cm"/>
    <draw:stroke-dash draw:name="Dashed_20__28_var_29__20_3272" draw:display-name="Dashed (var) 3272" draw:style="rect" draw:dots1="1" draw:dots1-length="0.011cm" draw:dots2="1" draw:dots2-length="0.011cm" draw:distance="0.011cm"/>
    <draw:stroke-dash draw:name="Dashed_20__28_var_29__20_3273" draw:display-name="Dashed (var) 3273" draw:style="rect" draw:dots1="1" draw:dots1-length="0.011cm" draw:dots2="1" draw:dots2-length="0.011cm" draw:distance="0.011cm"/>
    <draw:stroke-dash draw:name="Dashed_20__28_var_29__20_3274" draw:display-name="Dashed (var) 3274" draw:style="rect" draw:dots1="1" draw:dots1-length="0.011cm" draw:dots2="1" draw:dots2-length="0.011cm" draw:distance="0.011cm"/>
    <draw:stroke-dash draw:name="Dashed_20__28_var_29__20_3275" draw:display-name="Dashed (var) 3275" draw:style="rect" draw:dots1="1" draw:dots1-length="0.011cm" draw:dots2="1" draw:dots2-length="0.011cm" draw:distance="0.011cm"/>
    <draw:stroke-dash draw:name="Dashed_20__28_var_29__20_3276" draw:display-name="Dashed (var) 3276" draw:style="rect" draw:dots1="1" draw:dots1-length="0.011cm" draw:dots2="1" draw:dots2-length="0.011cm" draw:distance="0.011cm"/>
    <draw:stroke-dash draw:name="Dashed_20__28_var_29__20_3277" draw:display-name="Dashed (var) 3277" draw:style="rect" draw:dots1="1" draw:dots1-length="0.011cm" draw:dots2="1" draw:dots2-length="0.011cm" draw:distance="0.011cm"/>
    <draw:stroke-dash draw:name="Dashed_20__28_var_29__20_3278" draw:display-name="Dashed (var) 3278" draw:style="rect" draw:dots1="1" draw:dots1-length="0.011cm" draw:dots2="1" draw:dots2-length="0.011cm" draw:distance="0.011cm"/>
    <draw:stroke-dash draw:name="Dashed_20__28_var_29__20_3279" draw:display-name="Dashed (var) 3279" draw:style="rect" draw:dots1="1" draw:dots1-length="0.011cm" draw:dots2="1" draw:dots2-length="0.011cm" draw:distance="0.011cm"/>
    <draw:stroke-dash draw:name="Dashed_20__28_var_29__20_3280" draw:display-name="Dashed (var) 3280" draw:style="rect" draw:dots1="1" draw:dots1-length="0.011cm" draw:dots2="1" draw:dots2-length="0.011cm" draw:distance="0.011cm"/>
    <draw:stroke-dash draw:name="Dashed_20__28_var_29__20_3281" draw:display-name="Dashed (var) 3281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Bitstream Vera Sans" fo:font-family="'Bitstream Vera Sans'" style:font-family-generic="swiss"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itstream Vera Sans" fo:font-family="'Bitstream Vera Sans'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 style:font-family-generic="swiss"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808080" style:font-name="Bitstream Vera Sans1" fo:font-family="'Bitstream Vera Sans'" style:font-family-generic="swiss" style:font-pitch="variable" fo:font-size="8pt" style:font-size-asian="8pt" style:font-size-complex="8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fo:font-size="8pt" fo:font-weight="bold" style:font-size-asian="9pt" style:font-weight-asian="bold" style:font-size-complex="9pt" style:font-weight-complex="bold"/>
    </style:style>
    <style:style style:name="Act_5f_T1" style:display-name="Act_T1" style:family="paragraph" style:parent-style-name="Standard">
      <style:paragraph-properties fo:margin-top="1.199cm" fo:margin-bottom="0.3cm" loext:contextual-spacing="false">
        <style:tab-stops>
          <style:tab-stop style:position="2.3cm"/>
        </style:tab-stops>
      </style:paragraph-properties>
      <style:text-properties fo:color="#9d0f89" fo:font-size="11.5pt" fo:font-weight="bold" style:font-size-asian="12pt" style:font-weight-asian="bold" style:font-size-complex="12pt" style:font-weight-complex="bold"/>
    </style:style>
    <style:style style:name="Act_5f_Text" style:display-name="Act_Text" style:family="paragraph" style:parent-style-name="Standard" style:master-page-name="">
      <style:graphic-properties draw:fill-image-width="0cm" draw:fill-image-height="0cm"/>
      <style:paragraph-properties fo:margin-left="0.4cm" fo:margin-right="2cm" fo:margin-top="0cm" fo:margin-bottom="0cm" loext:contextual-spacing="false" fo:text-indent="0cm" style:auto-text-indent="false" style:page-number="auto" fo:padding="0cm" fo:border="none" style:shadow="none">
        <style:tab-stops/>
      </style:paragraph-properties>
      <style:text-properties fo:font-size="9pt" fo:background-color="transparent" style:font-size-asian="10.5pt"/>
    </style:style>
    <style:style style:name="Act_5f_Question" style:display-name="Act_Question" style:family="paragraph" style:parent-style-name="Act_5f_Text" style:list-style-name="Act_5f_question" style:master-page-name="">
      <style:paragraph-properties fo:margin-left="0.85cm" fo:margin-right="2cm" fo:margin-top="0.199cm" fo:margin-bottom="0cm" loext:contextual-spacing="false" fo:text-indent="-0.45cm" style:auto-text-indent="false" style:page-number="auto">
        <style:tab-stops/>
      </style:paragraph-properties>
      <style:text-properties style:font-size-asian="10.5pt"/>
    </style:style>
    <style:style style:name="Tab_5f_txt" style:display-name="Tab_txt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Bitstream Vera Sans2" fo:font-family="'Bitstream Vera Sans'" style:font-style-name="Roman" style:font-family-generic="swiss" style:font-pitch="variable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t_5f_abc" style:display-name="Act_abc" style:family="paragraph" style:parent-style-name="Act_5f_Question" style:list-style-name="Act_5f_abc">
      <style:paragraph-properties fo:margin-top="0cm" fo:margin-bottom="0cm" loext:contextual-spacing="false"/>
    </style:style>
    <style:style style:name="Act_5f_puce" style:display-name="Act_puce" style:family="paragraph" style:parent-style-name="Act_5f_abc" style:list-style-name="Act_5f_puce"/>
    <style:style style:name="_5f_Paragraphe_20_d_27_activités" style:display-name="_Paragraphe d'activités" style:family="paragraph">
      <style:paragraph-properties fo:margin-left="0cm" fo:margin-right="0cm" fo:margin-top="0.3cm" fo:margin-bottom="0.199cm" loext:contextual-spacing="false" fo:text-align="justify" style:justify-single-word="false" fo:text-indent="0cm" style:auto-text-indent="false" fo:padding="0cm" fo:border="none">
        <style:tab-stops/>
      </style:paragraph-properties>
      <style:text-properties fo:color="#000000" style:font-name="Bitstream Vera Sans2" fo:font-family="'Bitstream Vera Sans'" style:font-style-name="Roman" style:font-family-generic="swiss" style:font-pitch="variable" fo:font-size="9pt" fo:font-weight="normal"/>
    </style:style>
    <style:style style:name="_2d_Titre_20_d_27_activités" style:display-name="-Titre d'activités" style:family="paragraph" style:parent-style-name="Standard" style:next-style-name="_5f_Paragraphe_20_d_27_activités">
      <style:paragraph-properties fo:margin-left="-1.499cm" fo:margin-right="0cm" fo:margin-top="1.499cm" fo:margin-bottom="0.4cm" loext:contextual-spacing="false" fo:text-indent="0cm" style:auto-text-indent="false">
        <style:tab-stops/>
      </style:paragraph-properties>
      <style:text-properties fo:color="#a43486" style:font-name="Bitstream Vera Sans3" fo:font-family="'Bitstream Vera Sans'" style:font-style-name="Gras" style:font-family-generic="swiss" style:font-pitch="variable" fo:font-size="13pt" fo:font-weight="bold"/>
    </style:style>
    <style:style style:name="_5f_Sous_20_titre_20_d_27_activités" style:display-name="_Sous titre d'activités" style:family="paragraph" style:parent-style-name="Standard" style:next-style-name="_5f_Paragraphe_20_d_27_activités" style:master-page-name="">
      <style:paragraph-properties fo:margin-left="0cm" fo:margin-right="0cm" fo:margin-top="0.3cm" fo:margin-bottom="0.199cm" loext:contextual-spacing="false" fo:text-indent="0cm" style:auto-text-indent="false" style:page-number="auto"/>
      <style:text-properties fo:color="#0075ba" style:font-name="Bitstream Vera Sans3" fo:font-family="'Bitstream Vera Sans'" style:font-style-name="Gras" style:font-family-generic="swiss" style:font-pitch="variable" fo:font-size="9pt" fo:font-weight="bold"/>
    </style:style>
    <style:style style:name="Act_5f_Num" style:display-name="Act_Num" style:family="text">
      <style:text-properties fo:color="#9d0f89" style:text-outline="false" style:font-name="Liberation Serif" fo:font-family="'Liberation Serif'" style:font-style-name="Gras" style:font-family-generic="roman" style:font-pitch="variable" fo:font-size="13pt" fo:letter-spacing="-0.014cm" fo:font-style="normal" fo:font-weight="bold" fo:background-color="transparent" style:font-size-asian="12pt" style:font-weight-asian="bold" style:font-size-complex="12pt" style:font-weight-complex="bold" style:text-rotation-angle="0" style:text-rotation-scale="line-height" loext:padding="0cm" loext:border="none" loext:shadow="none"/>
    </style:style>
    <style:style style:name="Act_5f_question" style:display-name="Act_question" style:family="text">
      <style:text-properties fo:color="#9d0f89" style:font-name="Bitstream Vera Sans2" fo:font-family="'Bitstream Vera Sans'" style:font-style-name="Roman" style:font-family-generic="swiss" style:font-pitch="variable" fo:font-size="9pt" fo:font-weight="bold" officeooo:rsid="004f81a0" fo:background-color="transparent" style:font-size-asian="10.5pt" style:font-weight-asian="bold" style:font-weight-complex="bold" loext:padding="0cm" loext:border="none" loext:shadow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ans2" fo:font-family="'Bitstream Vera Sans'" style:font-style-name="Roman" style:font-family-generic="swiss" style:font-pitch="variable" fo:font-size="9pt" style:font-name-asian="OpenSymbol1" style:font-family-asian="OpenSymbol" style:font-charset-asian="x-symbol" style:font-size-asian="10.5pt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" style:family="text">
      <style:text-properties fo:font-size="9pt" fo:font-weight="bold" fo:background-color="transparent" style:font-size-asian="10.5pt" style:font-weight-asian="bold" style:font-weight-complex="bold"/>
    </style:style>
    <style:style style:name="_5f_Numéros_20_d_27_activités" style:display-name="_Numéros d'activités" style:family="text">
      <style:text-properties fo:color="#ffffff" style:font-name="Bitstream Vera Sans2" fo:font-family="'Bitstream Vera Sans'" style:font-style-name="Roman" style:font-family-generic="swiss" style:font-pitch="variable" fo:font-size="13pt" fo:text-shadow="none" fo:font-weight="bold" fo:background-color="#01a6e0"/>
    </style:style>
    <style:style style:name="_5f_Numéros_20_second_20_d_27_activités" style:display-name="_Numéros second d'activités" style:family="text" style:parent-style-name="_5f_Numéros_20_d_27_activités">
      <style:text-properties fo:font-size="9pt" fo:text-shadow="none" fo:background-color="#0075ba"/>
    </style:style>
    <style:style style:name="_5f__20_troisième_20_niveau_20_de_20_numérotation" style:display-name="_ troisième niveau de numérotation" style:family="text">
      <style:text-properties fo:color="#000000" style:font-name="Bitstream Vera Sans3" fo:font-family="'Bitstream Vera Sans'" style:font-style-name="Gras" style:font-family-generic="swiss" style:font-pitch="variable" fo:font-size="9pt" fo:font-weight="bold" fo:background-color="transparent"/>
    </style:style>
    <style:style style:name="_2d_Numéros_20_de_20_s_27_entraîner_20_et_20_approfondir" style:display-name="-Numéros de s'entraîner et approfondir" style:family="text">
      <style:text-properties fo:color="#ffffff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">
      <style:text-properties fo:color="#000000" fo:font-size="9pt" fo:text-shadow="none" fo:background-color="transparent"/>
    </style:style>
    <style:style style:name="niv1" style:family="text">
      <style:text-properties fo:color="#ffffff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exposant" style:display-name="_exposant" style:family="text">
      <style:text-properties fo:color="#000000" style:text-position="super 58%" style:font-name="Bitstream Vera Sans2" fo:font-family="'Bitstream Vera Sans'" style:font-style-name="Roman" style:font-family-generic="swiss" style:font-pitch="variable" fo:font-size="9pt" fo:font-weight="normal"/>
    </style:style>
    <style:style style:name="_5f_Variables" style:display-name="_Variables" style:family="text">
      <style:text-properties style:font-name="Times New Roman" fo:font-family="'Times New Roman'" style:font-style-name="Italique" style:font-family-generic="roman" style:font-pitch="variable" fo:font-size="11pt" fo:font-style="italic"/>
    </style:style>
    <style:style style:name="_5f_correction" style:display-name="_correction" style:family="text">
      <style:text-properties style:font-name="Bitstream Vera Sans2" fo:font-family="'Bitstream Vera Sans'" style:font-style-name="Roman" style:font-family-generic="swiss" style:font-pitch="variable" fo:font-size="9pt" fo:background-color="#ffff00"/>
    </style:style>
    <style:style style:name="_5f_caractère_20_manuel" style:display-name="_caractère manuel" style:family="text" style:parent-style-name="_5f_correction">
      <style:text-properties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style:shadow="none" draw:shadow-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draw:fill-color="#729fcf" draw:opacity="0%" draw:fill-image-width="0cm" draw:fill-image-height="0cm" fo:padding="0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Act_5f_question" style:display-name="Act_question">
      <text:list-level-style-number text:level="1" text:style-name="Act_5f_question" style:num-suffix="." style:num-format="1">
        <style:list-level-properties text:list-level-position-and-space-mode="label-alignment">
          <style:list-level-label-alignment text:label-followed-by="space" fo:text-indent="-0.4cm" fo:margin-left="0.85cm"/>
        </style:list-level-properties>
      </text:list-level-style-number>
      <text:list-level-style-number text:level="2" text:style-name="Act_5f_question" style:num-suffix="." style:num-format="1">
        <style:list-level-properties text:list-level-position-and-space-mode="label-alignment">
          <style:list-level-label-alignment text:label-followed-by="space" fo:text-indent="-0.4cm" fo:margin-left="0.85cm"/>
        </style:list-level-properties>
      </text:list-level-style-number>
      <text:list-level-style-number text:level="3" text:style-name="Act_5f_question" style:num-suffix="." style:num-format="1">
        <style:list-level-properties text:list-level-position-and-space-mode="label-alignment">
          <style:list-level-label-alignment text:label-followed-by="space" fo:text-indent="-0.4cm" fo:margin-left="0.85cm"/>
        </style:list-level-properties>
      </text:list-level-style-number>
      <text:list-level-style-number text:level="4" text:style-name="Act_5f_question" style:num-suffix="." style:num-format="1">
        <style:list-level-properties text:list-level-position-and-space-mode="label-alignment">
          <style:list-level-label-alignment text:label-followed-by="space" fo:text-indent="-0.4cm" fo:margin-left="0.85cm"/>
        </style:list-level-properties>
      </text:list-level-style-number>
      <text:list-level-style-number text:level="5" text:style-name="Act_5f_question" style:num-suffix="." style:num-format="1">
        <style:list-level-properties text:list-level-position-and-space-mode="label-alignment">
          <style:list-level-label-alignment text:label-followed-by="space" fo:text-indent="-0.4cm" fo:margin-left="0.85cm"/>
        </style:list-level-properties>
      </text:list-level-style-number>
      <text:list-level-style-number text:level="6" text:style-name="Act_5f_question" style:num-suffix="." style:num-format="1">
        <style:list-level-properties text:list-level-position-and-space-mode="label-alignment">
          <style:list-level-label-alignment text:label-followed-by="space" fo:text-indent="-0.4cm" fo:margin-left="0.85cm"/>
        </style:list-level-properties>
      </text:list-level-style-number>
      <text:list-level-style-number text:level="7" text:style-name="Act_5f_question" style:num-suffix="." style:num-format="1">
        <style:list-level-properties text:list-level-position-and-space-mode="label-alignment">
          <style:list-level-label-alignment text:label-followed-by="space" fo:text-indent="-0.4cm" fo:margin-left="0.85cm"/>
        </style:list-level-properties>
      </text:list-level-style-number>
      <text:list-level-style-number text:level="8" text:style-name="Act_5f_question" style:num-suffix="." style:num-format="1">
        <style:list-level-properties text:list-level-position-and-space-mode="label-alignment">
          <style:list-level-label-alignment text:label-followed-by="space" fo:text-indent="-0.4cm" fo:margin-left="0.85cm"/>
        </style:list-level-properties>
      </text:list-level-style-number>
      <text:list-level-style-number text:level="9" text:style-name="Act_5f_question" style:num-suffix="." style:num-format="1">
        <style:list-level-properties text:list-level-position-and-space-mode="label-alignment">
          <style:list-level-label-alignment text:label-followed-by="space" fo:text-indent="-0.4cm" fo:margin-left="0.85cm"/>
        </style:list-level-properties>
      </text:list-level-style-number>
      <text:list-level-style-number text:level="10" text:style-name="Act_5f_question" style:num-suffix="." style:num-format="1">
        <style:list-level-properties text:list-level-position-and-space-mode="label-alignment">
          <style:list-level-label-alignment text:label-followed-by="space" fo:text-indent="-0.4cm" fo:margin-left="0.85cm"/>
        </style:list-level-properties>
      </text:list-level-style-number>
    </text:list-style>
    <text:list-style style:name="Act_5f_abc" style:display-name="Act_abc">
      <text:list-level-style-number text:level="1" text:style-name="bold" style:num-suffix="." style:num-format="a">
        <style:list-level-properties text:list-level-position-and-space-mode="label-alignment">
          <style:list-level-label-alignment text:label-followed-by="space" fo:text-indent="-0.45cm" fo:margin-left="1.3cm"/>
        </style:list-level-properties>
      </text:list-level-style-number>
      <text:list-level-style-number text:level="2" text:style-name="bold" style:num-suffix="." style:num-format="a">
        <style:list-level-properties text:list-level-position-and-space-mode="label-alignment">
          <style:list-level-label-alignment text:label-followed-by="space" fo:text-indent="-0.45cm" fo:margin-left="1.3cm"/>
        </style:list-level-properties>
      </text:list-level-style-number>
      <text:list-level-style-number text:level="3" text:style-name="bold" style:num-suffix="." style:num-format="a">
        <style:list-level-properties text:list-level-position-and-space-mode="label-alignment">
          <style:list-level-label-alignment text:label-followed-by="space" fo:text-indent="-0.45cm" fo:margin-left="1.3cm"/>
        </style:list-level-properties>
      </text:list-level-style-number>
      <text:list-level-style-number text:level="4" text:style-name="bold" style:num-suffix="." style:num-format="a">
        <style:list-level-properties text:list-level-position-and-space-mode="label-alignment">
          <style:list-level-label-alignment text:label-followed-by="space" fo:text-indent="-0.45cm" fo:margin-left="1.3cm"/>
        </style:list-level-properties>
      </text:list-level-style-number>
      <text:list-level-style-number text:level="5" text:style-name="bold" style:num-suffix="." style:num-format="a">
        <style:list-level-properties text:list-level-position-and-space-mode="label-alignment">
          <style:list-level-label-alignment text:label-followed-by="space" fo:text-indent="-0.45cm" fo:margin-left="1.3cm"/>
        </style:list-level-properties>
      </text:list-level-style-number>
      <text:list-level-style-number text:level="6" text:style-name="bold" style:num-suffix="." style:num-format="a">
        <style:list-level-properties text:list-level-position-and-space-mode="label-alignment">
          <style:list-level-label-alignment text:label-followed-by="space" fo:text-indent="-0.45cm" fo:margin-left="1.3cm"/>
        </style:list-level-properties>
      </text:list-level-style-number>
      <text:list-level-style-number text:level="7" text:style-name="bold" style:num-suffix="." style:num-format="a">
        <style:list-level-properties text:list-level-position-and-space-mode="label-alignment">
          <style:list-level-label-alignment text:label-followed-by="space" fo:text-indent="-0.45cm" fo:margin-left="1.3cm"/>
        </style:list-level-properties>
      </text:list-level-style-number>
      <text:list-level-style-number text:level="8" text:style-name="bold" style:num-suffix="." style:num-format="a">
        <style:list-level-properties text:list-level-position-and-space-mode="label-alignment">
          <style:list-level-label-alignment text:label-followed-by="space" fo:text-indent="-0.45cm" fo:margin-left="1.3cm"/>
        </style:list-level-properties>
      </text:list-level-style-number>
      <text:list-level-style-number text:level="9" text:style-name="bold" style:num-suffix="." style:num-format="a">
        <style:list-level-properties text:list-level-position-and-space-mode="label-alignment">
          <style:list-level-label-alignment text:label-followed-by="space" fo:text-indent="-0.45cm" fo:margin-left="1.3cm"/>
        </style:list-level-properties>
      </text:list-level-style-number>
      <text:list-level-style-number text:level="10" text:style-name="bold" style:num-suffix="." style:num-format="a">
        <style:list-level-properties text:list-level-position-and-space-mode="label-alignment">
          <style:list-level-label-alignment text:label-followed-by="space" fo:text-indent="-0.45cm" fo:margin-left="1.3cm"/>
        </style:list-level-properties>
      </text:list-level-style-number>
    </text:list-style>
    <text:list-style style:name="Act_5f_puce" style:display-name="Act_puc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cm" fo:text-indent="-0.45cm" fo:margin-left="1.3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cm" fo:text-indent="-0.45cm" fo:margin-left="1.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5cm" fo:text-indent="-0.45cm" fo:margin-left="1.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5cm" fo:text-indent="-0.45cm" fo:margin-left="1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5cm" fo:text-indent="-0.45cm" fo:margin-left="1.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85cm" fo:text-indent="-0.45cm" fo:margin-left="1.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5cm" fo:text-indent="-0.45cm" fo:margin-left="1.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85cm" fo:text-indent="-0.45cm" fo:margin-left="1.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85cm" fo:text-indent="-0.45cm" fo:margin-left="1.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85cm" fo:text-indent="-0.45cm" fo:margin-left="1.3cm"/>
        </style:list-level-properties>
      </text:list-level-style-bullet>
    </text:list-style>
    <text:list-style style:name="_5f_Numérotation_20_d_27_activités" style:display-name="_Numérotation d'activités">
      <text:list-level-style-number text:level="1" text:style-name="_5f_Numéros_20_d_27_activités" style:num-prefix=" Activité " style:num-suffix=" " style:num-format="1">
        <style:list-level-properties text:min-label-distance="0.25cm" fo:text-align="center"/>
      </text:list-level-style-number>
      <text:list-level-style-number text:level="2" text:style-name="_5f_Numéros_20_second_20_d_27_activités" style:num-prefix=" " style:num-suffix=". " style:num-format="1">
        <style:list-level-properties text:space-before="0.041cm" text:min-label-distance="0.15cm" fo:text-align="end"/>
      </text:list-level-style-number>
      <text:list-level-style-number text:level="3" text:style-name="_5f__20_troisième_20_niveau_20_de_20_numérotation" style:num-suffix=". " style:num-format="a">
        <style:list-level-properties text:space-before="0.621cm" text:min-label-width="0.499cm"/>
      </text:list-level-style-number>
      <text:list-level-style-bullet text:level="4" text:style-name="Bullet_20_Symbols" style:num-prefix=" " text:bullet-char="•">
        <style:list-level-properties text:space-before="1.34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.635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3.136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636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4.137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636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5.137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start"/>
    </style:style>
    <style:style style:name="MP2" style:family="paragraph">
      <loext:graphic-properties draw:fill="none" draw:fill-color="#ffffff"/>
      <style:text-properties fo:color="#9d0f89" style:font-name="Britannic Bold" fo:font-size="20pt" style:font-size-asian="20pt" style:font-size-complex="20pt"/>
    </style:style>
    <style:style style:name="MP3" style:family="paragraph">
      <loext:graphic-properties draw:fill="solid" draw:fill-color="#b763a6"/>
    </style:style>
    <style:style style:name="MP4" style:family="paragraph">
      <loext:graphic-properties draw:fill="solid" draw:fill-color="#ffffff"/>
    </style:style>
    <style:style style:name="MP5" style:family="paragraph">
      <loext:graphic-properties draw:fill-color="#9d0f89"/>
    </style:style>
    <style:style style:name="MP6" style:family="paragraph" style:parent-style-name="Footer">
      <style:paragraph-properties fo:text-align="start" style:justify-single-word="false"/>
      <style:text-properties officeooo:paragraph-rsid="001629d8"/>
    </style:style>
    <style:style style:name="MP7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Table_20_Contents">
      <style:paragraph-properties fo:margin-left="-0.499cm" fo:margin-right="1.101cm" fo:text-align="start" style:justify-single-word="false" fo:text-indent="0cm" style:auto-text-indent="false"/>
      <style:text-properties fo:font-variant="small-caps" fo:color="#93117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Table_20_Contents">
      <style:paragraph-properties fo:margin-left="-0.499cm" fo:margin-right="1cm" fo:text-align="end" style:justify-single-word="false" fo:text-indent="0cm" style:auto-text-indent="false"/>
      <style:text-properties fo:font-variant="small-caps" fo:color="#93117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9d0f89" style:text-outline="false" style:font-name="Liberation Serif1" fo:font-size="22pt" fo:letter-spacing="-0.016cm" fo:font-weight="bold" style:font-size-asian="22pt" style:font-weight-asian="bold" style:font-size-complex="22pt" style:font-weight-complex="bold"/>
    </style:style>
    <style:style style:name="MT2" style:family="text">
      <style:text-properties officeooo:rsid="00861284"/>
    </style:style>
    <style:style style:name="MT3" style:family="text">
      <style:text-properties officeooo:rsid="0012cd92" style:font-name-asian="Bitstream Vera Sans6" style:font-name-complex="Bitstream Vera Sans6"/>
    </style:style>
    <style:style style:name="MT4" style:family="text">
      <style:text-properties officeooo:rsid="0087eec5"/>
    </style:style>
    <style:style style:name="Mfr1" style:family="graphic" style:parent-style-name="folio">
      <style:graphic-properties style:protect="position" style:vertical-pos="from-top" style:vertical-rel="paragraph" style:horizontal-pos="from-inside" style:horizontal-rel="paragraph" draw:fill-image-width="0cm" draw:fill-image-height="0cm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1.991cm" style:protect="position size" style:run-through="foreground" style:wrap="run-through" style:number-wrapped-paragraphs="no-limit" style:vertical-pos="from-top" style:vertical-rel="paragraph" style:horizontal-pos="from-inside" style:horizontal-rel="paragraph" draw:wrap-influence-on-position="once-concurrent" style:flow-with-text="false"/>
    </style:style>
    <style:style style:name="Mgr2" style:family="graphic">
      <style:graphic-properties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b763a6" style:run-through="foreground"/>
    </style:style>
    <style:style style:name="Mgr4" style:family="graphic">
      <style:graphic-properties draw:stroke="none" draw:fill="solid" draw:fill-color="#ffffff" style:run-through="foreground"/>
    </style:style>
    <style:style style:name="Mgr5" style:family="graphic">
      <style:graphic-properties draw:stroke="none" draw:fill-color="#9d0f89" draw:textarea-horizontal-align="justify" draw:textarea-vertical-align="middle" draw:auto-grow-height="false" fo:min-height="1.101cm" fo:min-width="19.5cm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style:protect="position size" style:run-through="background" style:wrap="run-through" style:number-wrapped-paragraphs="no-limit" style:vertical-pos="from-top" style:vertical-rel="paragraph-content" style:horizontal-pos="center" style:horizontal-rel="paragraph" draw:wrap-influence-on-position="once-concurrent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draw:textarea-vertical-align="middle" draw:auto-grow-height="false" fo:min-height="0.677cm" fo:min-width="0.226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07bb3" draw:marker-start-width="0.199cm" draw:marker-start-center="false" draw:marker-end-width="0.199cm" draw:marker-end-center="false" draw:fill="solid" draw:fill-color="#9d0f89" draw:textarea-horizontal-align="justify" draw:textarea-vertical-align="middle" draw:auto-grow-height="false" fo:min-height="0.106cm" fo:min-width="0.014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19.5cm" fo:page-height="2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9.5cm" fo:page-height="27cm" style:num-format="1" style:print-orientation="portrait" fo:margin-top="2cm" fo:margin-bottom="0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cm" style:dynamic-spacing="false" draw:fill="none" draw:fill-color="#729fcf"/>
      </style:header-style>
      <style:footer-style>
        <style:header-footer-properties svg:height="1.199cm" fo:margin-left="0cm" fo:margin-right="0cm" fo:margin-top="0.9cm" style:dynamic-spacing="false" draw:fill="none" draw:fill-color="#729fcf"/>
      </style:footer-style>
    </style:page-layout>
    <style:page-layout style:name="Mpm4" style:page-usage="right">
      <style:page-layout-properties fo:page-width="19.5cm" fo:page-height="27cm" style:num-format="1" style:print-orientation="portrait" fo:margin-top="2cm" fo:margin-bottom="0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cm" style:dynamic-spacing="false" draw:fill="none" draw:fill-color="#729fcf"/>
      </style:header-style>
      <style:footer-style>
        <style:header-footer-properties svg:height="1.199cm" fo:margin-left="0cm" fo:margin-right="0cm" fo:margin-top="0.9cm" style:dynamic-spacing="false" draw:fill="none" draw:fill-color="#729fcf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1cm" fo:page-height="28.6cm" style:num-format="1" style:print-orientation="portrait" fo:margin-top="0.3cm" fo:margin-bottom="0.3cm" fo:margin-left="3.3cm" fo:margin-right="1.7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>
      <style:header>
        <text:p text:style-name="Header"><draw:frame text:anchor-type="paragraph" draw:z-index="13" draw:style-name="Mgr1" draw:text-style-name="MP2" svg:width="7.589cm" svg:height="1.992cm" svg:x="9.55cm" svg:y="-0.741cm"><draw:text-box><text:p text:style-name="MP1"><text:span text:style-name="MT1"><text:s text:c="2"/></text:span><text:span text:style-name="MT1">Activités de découverte</text:span></text:p></draw:text-box></draw:frame><draw:g text:anchor-type="paragraph" draw:z-index="0" draw:style-name="Mgr2"><draw:polygon draw:style-name="Mgr3" draw:text-style-name="MP3" svg:width="7.12cm" svg:height="1.89cm" svg:x="-2.001cm" svg:y="-1.33cm" svg:viewBox="0 0 7121 1891" draw:points="7121,1891 0,1891 0,0 7121,0"><text:p/></draw:polygon><draw:polygon draw:style-name="Mgr4" draw:text-style-name="MP4" svg:width="7.13cm" svg:height="1.7cm" svg:x="-2.001cm" svg:y="-1.189cm" svg:viewBox="0 0 7131 1701" draw:points="7131,1701 0,1701 0,0 7131,0"><text:p/></draw:polygon><draw:path draw:style-name="Mgr3" draw:text-style-name="MP3" svg:width="1.2cm" svg:height="1.89cm" svg:x="5.051cm" svg:y="-1.33cm" svg:viewBox="0 0 1201 1891" svg:d="M700 1891h-700v-1891h700c277 0 501 230 501 514v862c0 285-224 515-501 515z"><text:p/></draw:path><draw:path draw:style-name="Mgr4" draw:text-style-name="MP4" svg:width="1.1cm" svg:height="1.699cm" svg:x="5.029cm" svg:y="-1.189cm" svg:viewBox="0 0 1101 1700" svg:d="M598 1700h-598v-1700h598c277 0 503 227 503 509v683c0 281-76 508-503 508z"><text:p/></draw:path></draw:g><draw:custom-shape text:anchor-type="paragraph" draw:z-index="17" draw:style-name="Mgr5" draw:text-style-name="MP5" svg:width="19.501cm" svg:height="1.101cm" svg:x="-2cm" svg:y="-2cm"><text:p/><draw:enhanced-geometry svg:viewBox="0 0 21600 21600" draw:type="rectangle" draw:enhanced-path="M 0 0 L 21600 0 21600 21600 0 21600 0 0 Z N"/></draw:custom-shape></text:p>
      </style:header>
      <style:footer>
        <text:p text:style-name="MP6"><draw:frame draw:style-name="Mfr1" draw:name="Cadre2" text:anchor-type="paragraph" svg:x="15.9cm" svg:y="0cm" svg:width="1cm" draw:z-index="26"><draw:text-box fo:min-height="0.34cm"><text:p text:style-name="MP7"><draw:g text:anchor-type="paragraph" draw:z-index="27" draw:style-name="Mgr6"><draw:custom-shape draw:style-name="Mgr7" draw:text-style-name="MP8" svg:width="0.727cm" svg:height="0.929cm" svg:x="0.136cm" svg:y="0.07cm"><text:p/><draw:enhanced-geometry svg:viewBox="0 0 21600 21600" draw:mirror-horizontal="false" draw:mirror-vertical="false" draw:type="rectangle" draw:enhanced-path="M 0 0 L 21600 0 21600 21600 0 21600 0 0 Z N"/></draw:custom-shape><draw:custom-shape draw:style-name="Mgr8" draw:text-style-name="MP8" svg:width="0.727cm" svg:height="0.502cm" svg:x="0.136cm" svg:y="-0.19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page-number text:select-page="current">228</text:page-number></text:p></draw:text-box></draw:frame><text:span text:style-name="MT2">Angles et triangles</text:span> <text:span text:style-name="MT3">•</text:span> <text:span text:style-name="MT2">D1</text:span></text:p>
      </style:footer>
    </style:master-page>
    <style:master-page style:name="Right_20_Page" style:display-name="Right Page" style:page-layout-name="Mpm4" style:next-style-name="Left_20_Page">
      <style:header>
        <text:p text:style-name="Header"><draw:custom-shape text:anchor-type="paragraph" draw:z-index="16" draw:style-name="Mgr5" draw:text-style-name="MP5" svg:width="19.501cm" svg:height="1.101cm" svg:x="-2cm" svg:y="-2cm"><text:p/><draw:enhanced-geometry svg:viewBox="0 0 21600 21600" draw:type="rectangle" draw:enhanced-path="M 0 0 L 21600 0 21600 21600 0 21600 0 0 Z N"/></draw:custom-shape></text:p>
      </style:header>
      <style:footer>
        <text:p text:style-name="Footer"><draw:frame draw:style-name="Mfr1" draw:name="Cadre1" text:anchor-type="paragraph" svg:x="15.9cm" svg:y="0cm" svg:width="1cm" draw:z-index="28"><draw:text-box fo:min-height="0.34cm"><text:p text:style-name="MP7"><draw:g text:anchor-type="paragraph" draw:z-index="29" draw:style-name="Mgr6"><draw:custom-shape draw:style-name="Mgr7" draw:text-style-name="MP8" svg:width="0.727cm" svg:height="0.929cm" svg:x="0.136cm" svg:y="0.07cm"><text:p/><draw:enhanced-geometry svg:viewBox="0 0 21600 21600" draw:mirror-horizontal="false" draw:mirror-vertical="false" draw:type="rectangle" draw:enhanced-path="M 0 0 L 21600 0 21600 21600 0 21600 0 0 Z N"/></draw:custom-shape><draw:custom-shape draw:style-name="Mgr8" draw:text-style-name="MP8" svg:width="0.727cm" svg:height="0.502cm" svg:x="0.136cm" svg:y="-0.19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page-number text:select-page="current">229</text:page-number></text:p></draw:text-box></draw:frame><text:span text:style-name="MT4">Angles et triangles</text:span> <text:span text:style-name="MT3">•</text:span> <text:span text:style-name="MT4">D1</text:span></text:p>
      </style:footer>
    </style:master-page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_5f_pages_20_d_27_activités" style:display-name="_pages d'activités" style:page-layout-name="Mpm9">
      <style:header>
        <text:p text:style-name="Header"><draw:frame draw:style-name="Mfr2" draw:name="Image16" text:anchor-type="paragraph" svg:x="-3.3cm" svg:y="-0.3cm" svg:width="20.1cm" svg:height="2.75cm" draw:z-index="0"><draw:image xlink:href="Pictures/10000000000009460000014519AB7C80.jpg" xlink:type="simple" xlink:show="embed" xlink:actuate="onLoad"/></draw:frame></text:p>
      </style:header>
      <style:header-left>
        <text:p text:style-name="Header"><draw:frame draw:style-name="Mfr2" draw:name="Image7" text:anchor-type="paragraph" svg:x="-3.3cm" svg:y="-0.3cm" svg:width="20.1cm" svg:height="2.75cm" draw:z-index="0"><draw:image xlink:href="Pictures/1000000000000946000001459BC93E85.jpg" xlink:type="simple" xlink:show="embed" xlink:actuate="onLoad"/></draw:frame></text:p>
      </style:header-left>
      <style:footer>
        <text:p text:style-name="MP9">Proportionnalité - Chapitre D1</text:p>
      </style:footer>
      <style:footer-left>
        <text:p text:style-name="MP10">Chapitre D1 - Proportionnalité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7:06:41.837000000</meta:creation-date>
    <dc:date>2016-03-11T10:59:51.122000000</dc:date>
    <meta:editing-duration>PT9H49M59S</meta:editing-duration>
    <meta:editing-cycles>135</meta:editing-cycles>
    <meta:generator>LibreOffice/5.0.1.2$Windows_x86 LibreOffice_project/81898c9f5c0d43f3473ba111d7b351050be20261</meta:generator>
    <meta:document-statistic meta:table-count="0" meta:image-count="2" meta:object-count="12" meta:page-count="3" meta:paragraph-count="47" meta:word-count="753" meta:character-count="4128" meta:non-whitespace-character-count="343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i>ABC</math:mi>
      <math:mo math:stretchy="false">ˆ</math:mo>
    </math:mover>
    <math:annotation math:encoding="StarMath 5.0"> widehat {ABC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i>FGE</math:mi>
      <math:mo math:stretchy="false">ˆ</math:mo>
    </math:mover>
    <math:annotation math:encoding="StarMath 5.0"> widehat  FGE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ver math:accent="true">
      <math:mi>GEF</math:mi>
      <math:mo math:stretchy="false">ˆ</math:mo>
    </math:mover>
    <math:annotation math:encoding="StarMath 5.0"> widehat  GEF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text>RS</math:mtext>
        <math:mstyle math:fontsize="11pt">
          <math:mrow>
            <math:mi>x</math:mi>
          </math:mrow>
        </math:mstyle>
      </math:mrow>
      <math:mo math:stretchy="false">ˆ</math:mo>
    </math:mover>
    <math:annotation math:encoding="StarMath 5.0"> widehat {"RS"size 11{x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>BAC</math:mi>
        <math:mi math:fontstyle="normal">'</math:mi>
      </math:mrow>
      <math:mo math:stretchy="false">ˆ</math:mo>
    </math:mover>
    <math:annotation math:encoding="StarMath 5.0"> widehat {BAC'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i>ACB</math:mi>
      <math:mo math:stretchy="false">ˆ</math:mo>
    </math:mover>
    <math:annotation math:encoding="StarMath 5.0"> widehat {ACB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>CAB</math:mi>
        <math:mi math:fontstyle="normal">'</math:mi>
      </math:mrow>
      <math:mo math:stretchy="false">ˆ</math:mo>
    </math:mover>
    <math:annotation math:encoding="StarMath 5.0"> widehat {CAB'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i>AMG</math:mi>
      <math:mo math:stretchy="false">ˆ</math:mo>
    </math:mover>
    <math:annotation math:encoding="StarMath 5.0"> widehat {AMG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i>EPB</math:mi>
      <math:mo math:stretchy="false">ˆ</math:mo>
    </math:mover>
    <math:annotation math:encoding="StarMath 5.0"> widehat {EPB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i>AMN</math:mi>
      <math:mo math:stretchy="false">ˆ</math:mo>
    </math:mover>
    <math:annotation math:encoding="StarMath 5.0"> widehat {AMN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ver math:accent="true">
      <math:mi>BNM</math:mi>
      <math:mo math:stretchy="false">ˆ</math:mo>
    </math:mover>
    <math:annotation math:encoding="StarMath 5.0"> widehat {BNM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over math:accent="true">
      <math:mi>EFG</math:mi>
      <math:mo math:stretchy="false">ˆ</math:mo>
    </math:mover>
    <math:annotation math:encoding="StarMath 5.0"> widehat  EFG</math:annotation>
  </math:semantics>
</math:math>
</file>